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3">/*!</text:span></text:h>
      <text:h text:style-name="Default"><text:s text:c="2"/>2<text:s text:c="2"/><text:s text:c="8"/><text:span text:style-name="style3">Display/Tmenu<text:s text:c="31"/>1991.06.18-2010.01.07.</text:span></text:h>
      <text:h text:style-name="Default"><text:s text:c="2"/>3<text:s text:c="2"/></text:h>
      <text:h text:style-name="Default"><text:s text:c="2"/>4<text:s text:c="2"/><text:s text:c="8"/><text:span text:style-name="style3">Пакет диалога с терминалом с помощью таблиц запросов</text:span></text:h>
      <text:h text:style-name="Default"><text:s text:c="2"/>5<text:s text:c="2"/><text:s text:c="10"/><text:span text:style-name="style3">Mlist - список параметров для запросов на терминал</text:span></text:h>
      <text:h text:style-name="Default"><text:s text:c="2"/>6<text:s text:c="2"/><text:s text:c="10"/><text:span text:style-name="style3">Num<text:s text:c="3"/>- количество запросов в списке Mlist</text:span></text:h>
      <text:h text:style-name="Default"><text:s text:c="2"/>7<text:s text:c="2"/><text:s text:c="10"/><text:span text:style-name="style3">Y,X<text:s text:c="3"/>- координаты левого верхнего угла для окна запросов</text:span></text:h>
      <text:h text:style-name="Default"><text:s text:c="2"/>8<text:s text:c="2"/><text:s text:c="8"/><text:span text:style-name="style3">return<text:s text:c="2"/>- номер последнего активного запроса</text:span></text:h>
      <text:h text:style-name="Default"><text:s text:c="2"/>9<text:s text:c="2"/><text:span text:style-name="style3">*/</text:span></text:h>
      <text:h text:style-name="Default"><text:s text:c="1"/>10<text:s text:c="2"/><text:span text:style-name="style9">#include &lt;stdio.h&gt;</text:span></text:h>
      <text:h text:style-name="Default"><text:s text:c="1"/>11<text:s text:c="2"/><text:span text:style-name="style9">#include "window.h"</text:span></text:h>
      <text:h text:style-name="Default"><text:s text:c="1"/>12<text:s text:c="2"/><text:span text:style-name="style1">/* ──────────────────────────────────────────────────────────────────────┐</text:span></text:h>
      <text:h text:style-name="Default"><text:s text:c="1"/>13<text:s text:c="2"/><text:s text:c="8"/><text:span text:style-name="style1">Mlist - Список параметров для одного запроса на терминал<text:s text:c="9"/>│</text:span></text:h>
      <text:h text:style-name="Default"><text:s text:c="1"/>14<text:s text:c="2"/><text:s text:c="3"/><text:span text:style-name="style1">≈≈≈≈ INPUT ≈≈≈≈≈≈≈≈≈≈≈≈≈≈≈≈≈≈≈≈≈≈≈≈≈ ACTIVE ≈≈≈≈≈≈≈≈≈≈≈≈≈≈≈≈≈≈≈≈≈≈≈≈≈≈╡</text:span></text:h>
      <text:h text:style-name="Default"><text:s text:c="1"/>15<text:s text:c="2"/><text:s text:c="8"/><text:span text:style-name="style1">Y<text:s text:c="3"/>: skip string<text:s text:c="17"/>: номер сроки<text:s text:c="18"/>│</text:span></text:h>
      <text:h text:style-name="Default"><text:s text:c="1"/>16<text:s text:c="2"/><text:s text:c="8"/><text:span text:style-name="style1">X<text:s text:c="3"/>: !0 - готовность<text:s text:c="13"/>: номер позиции для сообщения<text:s text:c="2"/>│</text:span></text:h>
      <text:h text:style-name="Default"><text:s text:c="1"/>17<text:s text:c="2"/><text:s text:c="8"/><text:span text:style-name="style1">lf<text:s text:c="2"/>:<text:s text:c="2"/>0 - запрос не производится : длина входного сообщения<text:s text:c="5"/>│</text:span></text:h>
      <text:h text:style-name="Default"><text:s text:c="1"/>18<text:s text:c="2"/><text:s text:c="8"/><text:span text:style-name="style1">S<text:s text:c="3"/>: ~~~~ строящийся формат чтения данных<text:s text:c="23"/>│</text:span></text:h>
      <text:h text:style-name="Default"><text:s text:c="1"/>19<text:s text:c="2"/><text:s text:c="8"/><text:span text:style-name="style1">Msg : NULL - чистое входное поле<text:s text:c="2"/>: выходной формат<text:s text:c="14"/>│</text:span></text:h>
      <text:h text:style-name="Default"><text:s text:c="1"/>20<text:s text:c="2"/><text:s text:c="8"/><text:span text:style-name="style1">dat : NULL и lf&lt;&gt;0 - меню-запрос<text:s text:c="2"/>: адрес изменяемого объекта<text:s text:c="4"/>│</text:span></text:h>
      <text:h text:style-name="Default"><text:s text:c="1"/>21<text:s text:c="2"/><text:s text:c="3"/><text:span text:style-name="style1">──────────────────────────────────────────────────────────────────────┘</text:span></text:h>
      <text:h text:style-name="Default"><text:s text:c="1"/>22<text:s text:c="2"/><text:span text:style-name="style1">define Mlist( L ) L,( sizeof( L )/sizeof( Mlist ) )<text:s text:c="21"/>/</text:span></text:h>
      <text:h text:style-name="Default"><text:s text:c="1"/>23<text:s text:c="2"/><text:span text:style-name="style1">struct Mlist{ short skip,lf; const char *Msg; void *dat; };<text:s text:c="12"/>/</text:span></text:h>
      <text:h text:style-name="Default"><text:s text:c="1"/>24<text:s text:c="2"/><text:s text:c="69"/><text:span text:style-name="style1">*/</text:span></text:h>
      <text:h text:style-name="Default"><text:s text:c="1"/>25<text:s text:c="2"/><text:span text:style-name="style5">struct </text:span><text:span text:style-name="style11">mlist</text:span><text:span text:style-name="style10">{ </text:span><text:span text:style-name="style5">char </text:span><text:span text:style-name="style11">Y</text:span><text:span text:style-name="style10">,</text:span><text:span text:style-name="style11">X</text:span><text:span text:style-name="style10">,</text:span><text:span text:style-name="style11">lf</text:span><text:span text:style-name="style10">,</text:span><text:span text:style-name="style11">S</text:span><text:span text:style-name="style10">; </text:span><text:span text:style-name="style5">char </text:span><text:span text:style-name="style10">*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; };</text:span></text:h>
      <text:h text:style-name="Default"><text:s text:c="1"/>26<text:s text:c="2"/></text:h>
      <text:h text:style-name="Default"><text:s text:c="1"/>27<text:s text:c="2"/><text:span text:style-name="style5">static bool </text:span><text:span text:style-name="style11">ins</text:span><text:span text:style-name="style10">=</text:span><text:span text:style-name="style5">false</text:span><text:span text:style-name="style10">;<text:s text:c="11"/></text:span><text:span text:style-name="style2">// InsertKey - признак 1-вставки / 0-замены</text:span></text:h>
      <text:h text:style-name="Default"><text:s text:c="1"/>28<text:s text:c="2"/><text:span text:style-name="style5">static char </text:span><text:span text:style-name="style10">*</text:span><text:span text:style-name="style11">St</text:span><text:span text:style-name="style10">,*</text:span><text:span text:style-name="style11">StK</text:span><text:span text:style-name="style10">,*</text:span><text:span text:style-name="style11">Str</text:span><text:span text:style-name="style10">=</text:span><text:span text:style-name="style11">NULL</text:span><text:span text:style-name="style10">;<text:s text:c="2"/></text:span><text:span text:style-name="style2">// рабочая строчка и временно сохраняемое поле</text:span></text:h>
      <text:h text:style-name="Default"><text:s text:c="1"/>29<text:s text:c="2"/><text:s text:c="33"/><text:span text:style-name="style2">//== статика, т.к. на выходе не сохраняются</text:span></text:h>
      <text:h text:style-name="Default"><text:s text:c="1"/>30<text:s text:c="2"/></text:h>
      <text:h text:style-name="Default"><text:s text:c="1"/>31<text:s text:c="2"/><text:span text:style-name="style11">TextMenu</text:span><text:span text:style-name="style10">::</text:span><text:span text:style-name="style11">TextMenu</text:span><text:span text:style-name="style10">( </text:span><text:span text:style-name="style5">const </text:span><text:span text:style-name="style11">Mlist </text:span><text:span text:style-name="style10">*</text:span><text:span text:style-name="style11">m</text:span><text:span text:style-name="style10">,</text:span><text:span text:style-name="style5">const int </text:span><text:span text:style-name="style11">n</text:span><text:span text:style-name="style10">, </text:span><text:span text:style-name="style11">Window</text:span><text:span text:style-name="style10">* </text:span><text:span text:style-name="style11">Win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:</text:span></text:h>
      <text:h text:style-name="Default"><text:s text:c="1"/>32<text:s text:c="2"/><text:s text:c="2"/><text:span text:style-name="style11">Place</text:span><text:span text:style-name="style10">( </text:span><text:span text:style-name="style11">Win</text:span><text:span text:style-name="style10">,</text:span><text:span text:style-name="style11">PlaceAbove </text:span><text:span text:style-name="style10">),</text:span></text:h>
      <text:h text:style-name="Default"><text:s text:c="1"/>33<text:s text:c="2"/><text:s text:c="2"/><text:span text:style-name="style11">Up</text:span><text:span text:style-name="style10">( </text:span><text:span text:style-name="style5">false </text:span><text:span text:style-name="style10">),</text:span><text:span text:style-name="style11">M</text:span><text:span text:style-name="style10">( </text:span><text:span text:style-name="style11">m </text:span><text:span text:style-name="style10">),</text:span><text:span text:style-name="style11">Num</text:span><text:span text:style-name="style10">( </text:span><text:span text:style-name="style11">n </text:span><text:span text:style-name="style10">),</text:span><text:span text:style-name="style11">Y</text:span><text:span text:style-name="style10">( </text:span><text:span text:style-name="style11">y </text:span><text:span text:style-name="style10">),</text:span><text:span text:style-name="style11">X</text:span><text:span text:style-name="style10">( </text:span><text:span text:style-name="style11">x </text:span><text:span text:style-name="style10">),</text:span><text:span text:style-name="style11">Lx</text:span><text:span text:style-name="style10">( </text:span><text:span text:style-name="style4">1 </text:span><text:span text:style-name="style10">),</text:span><text:span text:style-name="style11">Ly</text:span><text:span text:style-name="style10">( </text:span><text:span text:style-name="style4">1 </text:span><text:span text:style-name="style10">),</text:span><text:span text:style-name="style11">K</text:span><text:span text:style-name="style10">( </text:span><text:span text:style-name="style4">0 </text:span><text:span text:style-name="style10">) </text:span><text:span text:style-name="style2">//,Hl( NULL )</text:span></text:h>
      <text:h text:style-name="Default"><text:s text:c="1"/>34<text:s text:c="2"/><text:span text:style-name="style10">{ </text:span><text:span text:style-name="style11">Activate</text:span><text:span text:style-name="style10">().</text:span><text:span text:style-name="style11">Alfabet</text:span><text:span text:style-name="style10">( </text:span><text:span text:style-name="style4">20</text:span><text:span text:style-name="style10">,</text:span><text:span text:style-name="style6">"Courier New"</text:span><text:span text:style-name="style10">,</text:span><text:span text:style-name="style4">550 </text:span><text:span text:style-name="style10">); </text:span><text:span text:style-name="style2">// с подстройкой на текущий шрифт</text:span></text:h>
      <text:h text:style-name="Default"><text:s text:c="1"/>35<text:s text:c="2"/><text:s text:c="12"/><text:span text:style-name="style2">//.AlfaBit( _8x16 );<text:s text:c="6"/>// Простой растровый шрифт русского языка</text:span></text:h>
      <text:h text:style-name="Default"><text:s text:c="1"/>36<text:s text:c="2"/><text:s text:c="2"/><text:span text:style-name="style5">if</text:span><text:span text:style-name="style10">( !</text:span><text:span text:style-name="style11">Str </text:span><text:span text:style-name="style10">)</text:span><text:span text:style-name="style11">StK</text:span><text:span text:style-name="style10">=( </text:span><text:span text:style-name="style11">Str</text:span><text:span text:style-name="style10">=(</text:span><text:span text:style-name="style5">char</text:span><text:span text:style-name="style10">*)</text:span><text:span text:style-name="style11">malloc</text:span><text:span text:style-name="style10">( </text:span><text:span text:style-name="style4">512 </text:span><text:span text:style-name="style10">) )+</text:span><text:span text:style-name="style4">256</text:span><text:span text:style-name="style10">;<text:s text:c="2"/></text:span><text:span text:style-name="style2">// заведомо избыточная длина</text:span></text:h>
      <text:h text:style-name="Default"><text:s text:c="1"/>37<text:s text:c="2"/><text:span text:style-name="style10">}</text:span></text:h>
      <text:h text:style-name="Default"><text:s text:c="1"/>38<text:s text:c="2"/><text:span text:style-name="style5">static int </text:span><text:span text:style-name="style11">Mestr</text:span><text:span text:style-name="style10">( </text:span><text:span text:style-name="style11">mlist </text:span><text:span text:style-name="style10">*</text:span><text:span text:style-name="style11">Ls </text:span><text:span text:style-name="style10">)</text:span></text:h>
      <text:h text:style-name="Default"><text:s text:c="1"/>39<text:s text:c="2"/><text:span text:style-name="style10">{ </text:span><text:span text:style-name="style5">char </text:span><text:span text:style-name="style10">*</text:span><text:span text:style-name="style11">S</text:span><text:span text:style-name="style10">=</text:span><text:span text:style-name="style11">Ls</text:span><text:span text:style-name="style10">-&gt;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=</text:span><text:span text:style-name="style11">Ls</text:span><text:span text:style-name="style10">-&gt;</text:span><text:span text:style-name="style11">dat</text:span><text:span text:style-name="style10">; </text:span><text:span text:style-name="style5">int </text:span><text:span text:style-name="style11">lc</text:span><text:span text:style-name="style10">=</text:span><text:span text:style-name="style4">0</text:span><text:span text:style-name="style10">,</text:span><text:span text:style-name="style11">lh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0</text:span><text:span text:style-name="style10">,</text:span><text:span text:style-name="style11">l</text:span><text:span text:style-name="style10">=</text:span><text:span text:style-name="style11">Ls</text:span><text:span text:style-name="style10">-&gt;</text:span><text:span text:style-name="style11">lf</text:span><text:span text:style-name="style10">;</text:span></text:h>
      <text:h text:style-name="Default"><text:s text:c="1"/>40<text:s text:c="2"/><text:s text:c="2"/><text:span text:style-name="style11">Ls</text:span><text:span text:style-name="style10">-&gt;</text:span><text:span text:style-name="style11">S</text:span><text:span text:style-name="style10">=</text:span><text:span text:style-name="style7">'s'</text:span><text:span text:style-name="style10">;</text:span></text:h>
      <text:h text:style-name="Default"><text:s text:c="1"/>41<text:s text:c="2"/><text:s text:c="2"/><text:span text:style-name="style5">if</text:span><text:span text:style-name="style10">( !</text:span><text:span text:style-name="style11">S </text:span><text:span text:style-name="style10">)*</text:span><text:span text:style-name="style11">St</text:span><text:span text:style-name="style10">=</text:span><text:span text:style-name="style4">0</text:span><text:span text:style-name="style10">; </text:span><text:span text:style-name="style5">else<text:s text:c="28"/></text:span><text:span text:style-name="style2">// без форматной строки St</text:span></text:h>
      <text:h text:style-name="Default"><text:s text:c="1"/>42<text:s text:c="2"/><text:s text:c="2"/><text:span text:style-name="style10">{ </text:span><text:span text:style-name="style11">lc</text:span><text:span text:style-name="style10">=</text:span><text:span text:style-name="style11">Ulen</text:span><text:span text:style-name="style10">( </text:span><text:span text:style-name="style11">strcpy</text:span><text:span text:style-name="style10">( </text:span><text:span text:style-name="style11">St</text:span><text:span text:style-name="style10">,</text:span><text:span text:style-name="style11">S </text:span><text:span text:style-name="style10">) );<text:s text:c="19"/></text:span><text:span text:style-name="style2">// либо делаем копию в St</text:span></text:h>
      <text:h text:style-name="Default"><text:s text:c="1"/>43<text:s text:c="2"/><text:s text:c="4"/><text:span text:style-name="style5">while</text:span><text:span text:style-name="style10">( </text:span><text:span text:style-name="style11">k</text:span><text:span text:style-name="style10">&lt;</text:span><text:span text:style-name="style11">lc </text:span><text:span text:style-name="style10">&amp;&amp; *</text:span><text:span text:style-name="style11">Uset</text:span><text:span text:style-name="style10">( </text:span><text:span text:style-name="style11">St</text:span><text:span text:style-name="style10">,</text:span><text:span text:style-name="style11">k </text:span><text:span text:style-name="style10">)!=</text:span><text:span text:style-name="style7">'%' </text:span><text:span text:style-name="style10">)</text:span><text:span text:style-name="style11">k</text:span><text:span text:style-name="style10">++;<text:s text:c="6"/></text:span><text:span text:style-name="style2">// и ставим k на % формата</text:span></text:h>
      <text:h text:style-name="Default"><text:s text:c="1"/>44<text:s text:c="2"/><text:s text:c="2"/><text:span text:style-name="style10">}</text:span></text:h>
      <text:h text:style-name="Default"><text:s text:c="1"/>45<text:s text:c="2"/><text:s text:c="2"/><text:span text:style-name="style5">if</text:span><text:span text:style-name="style10">( </text:span><text:span text:style-name="style11">dat</text:span><text:span text:style-name="style10">!=</text:span><text:span text:style-name="style11">NULL </text:span><text:span text:style-name="style10">)</text:span></text:h>
      <text:h text:style-name="Default"><text:s text:c="1"/>46<text:s text:c="2"/><text:s text:c="2"/><text:span text:style-name="style10">{ </text:span><text:span text:style-name="style5">if</text:span><text:span text:style-name="style10">( </text:span><text:span text:style-name="style11">k</text:span><text:span text:style-name="style10">==</text:span><text:span text:style-name="style11">lc </text:span><text:span text:style-name="style10">)</text:span><text:span text:style-name="style11">strcat</text:span><text:span text:style-name="style10">( </text:span><text:span text:style-name="style11">St</text:span><text:span text:style-name="style10">,(</text:span><text:span text:style-name="style5">char</text:span><text:span text:style-name="style10">*)</text:span><text:span text:style-name="style11">dat </text:span><text:span text:style-name="style10">); </text:span><text:span text:style-name="style5">else<text:s text:c="5"/></text:span><text:span text:style-name="style2">// если знак формата не найден</text:span></text:h>
      <text:h text:style-name="Default"><text:s text:c="1"/>47<text:s text:c="2"/><text:s text:c="4"/><text:span text:style-name="style10">{ </text:span><text:span text:style-name="style5">char </text:span><text:span text:style-name="style11">ch</text:span><text:span text:style-name="style10">,*</text:span><text:span text:style-name="style11">sh</text:span><text:span text:style-name="style10">=</text:span><text:span text:style-name="style11">Uset</text:span><text:span text:style-name="style10">( </text:span><text:span text:style-name="style11">S</text:span><text:span text:style-name="style10">,</text:span><text:span text:style-name="style11">lc</text:span><text:span text:style-name="style10">-</text:span><text:span text:style-name="style4">1 </text:span><text:span text:style-name="style10">);<text:s text:c="16"/></text:span><text:span text:style-name="style2">// это последний символ строки</text:span></text:h>
      <text:h text:style-name="Default"><text:s text:c="1"/>48<text:s text:c="2"/><text:s text:c="6"/><text:span text:style-name="style5">if</text:span><text:span text:style-name="style10">( !</text:span><text:span text:style-name="style11">strcmp</text:span><text:span text:style-name="style10">( </text:span><text:span text:style-name="style11">sh</text:span><text:span text:style-name="style10">,</text:span><text:span text:style-name="style6">"°" </text:span><text:span text:style-name="style10">) )</text:span><text:span text:style-name="style11">ch</text:span><text:span text:style-name="style10">=</text:span><text:span text:style-name="style7">':'</text:span><text:span text:style-name="style10">; </text:span><text:span text:style-name="style5">else </text:span><text:span text:style-name="style11">ch</text:span><text:span text:style-name="style10">=</text:span><text:span text:style-name="style11">sh</text:span><text:span text:style-name="style10">[</text:span><text:span text:style-name="style4">0</text:span><text:span text:style-name="style10">]|</text:span><text:span text:style-name="style4">0x20</text:span><text:span text:style-name="style10">;<text:s text:c="3"/></text:span><text:span text:style-name="style2">// здесь тип формата</text:span></text:h>
      <text:h text:style-name="Default"><text:s text:c="1"/>49<text:s text:c="2"/><text:s text:c="10"/><text:span text:style-name="style11">lh</text:span><text:span text:style-name="style10">=</text:span><text:span text:style-name="style11">Uset</text:span><text:span text:style-name="style10">( </text:span><text:span text:style-name="style11">S</text:span><text:span text:style-name="style10">,</text:span><text:span text:style-name="style11">lc</text:span><text:span text:style-name="style10">-</text:span><text:span text:style-name="style4">2 </text:span><text:span text:style-name="style10">)[</text:span><text:span text:style-name="style4">0</text:span><text:span text:style-name="style10">];<text:s text:c="18"/></text:span><text:span text:style-name="style2">//<text:s text:c="2"/>точность числовой величины</text:span></text:h>
      <text:h text:style-name="Default"><text:s text:c="1"/>50<text:s text:c="2"/><text:s text:c="6"/><text:span text:style-name="style5">if</text:span><text:span text:style-name="style10">( </text:span><text:span text:style-name="style11">ch</text:span><text:span text:style-name="style10">==</text:span><text:span text:style-name="style7">':' </text:span><text:span text:style-name="style10">)<text:s text:c="30"/></text:span><text:span text:style-name="style2">//<text:s text:c="2"/>и блок с градусными мерами</text:span></text:h>
      <text:h text:style-name="Default"><text:s text:c="1"/>51<text:s text:c="2"/><text:s text:c="6"/><text:span text:style-name="style10">{ </text:span><text:span text:style-name="style11">lh</text:span><text:span text:style-name="style10">-=</text:span><text:span text:style-name="style7">'0'</text:span><text:span text:style-name="style10">;</text:span></text:h>
      <text:h text:style-name="Default"><text:s text:c="1"/>52<text:s text:c="2"/><text:s text:c="8"/><text:span text:style-name="style11">Ls</text:span><text:span text:style-name="style10">-&gt;</text:span><text:span text:style-name="style11">S</text:span><text:span text:style-name="style10">=</text:span><text:span text:style-name="style7">':'</text:span><text:span text:style-name="style10">;</text:span></text:h>
      <text:h text:style-name="Default"><text:s text:c="1"/>53<text:s text:c="2"/><text:s text:c="8"/><text:span text:style-name="style5">if</text:span><text:span text:style-name="style10">( </text:span><text:span text:style-name="style5">unsigned</text:span><text:span text:style-name="style10">( </text:span><text:span text:style-name="style11">lh </text:span><text:span text:style-name="style10">)&gt;</text:span><text:span text:style-name="style4">3 </text:span><text:span text:style-name="style10">)</text:span><text:span text:style-name="style11">lh</text:span><text:span text:style-name="style10">=</text:span><text:span text:style-name="style4">0</text:span><text:span text:style-name="style10">; </text:span><text:span text:style-name="style5">else if</text:span><text:span text:style-name="style10">( *</text:span><text:span text:style-name="style11">Uset</text:span><text:span text:style-name="style10">( </text:span><text:span text:style-name="style11">S</text:span><text:span text:style-name="style10">,</text:span><text:span text:style-name="style11">k</text:span><text:span text:style-name="style10">+</text:span><text:span text:style-name="style4">1 </text:span><text:span text:style-name="style10">)==</text:span><text:span text:style-name="style7">'-' </text:span><text:span text:style-name="style10">)</text:span><text:span text:style-name="style11">lh</text:span><text:span text:style-name="style10">=-</text:span><text:span text:style-name="style11">lh</text:span><text:span text:style-name="style10">;</text:span></text:h>
      <text:h text:style-name="Default"><text:s text:c="1"/>54<text:s text:c="2"/><text:s text:c="8"/><text:span text:style-name="style11">strcpy</text:span><text:span text:style-name="style10">( </text:span><text:span text:style-name="style11">Uset</text:span><text:span text:style-name="style10">( </text:span><text:span text:style-name="style11">St</text:span><text:span text:style-name="style10">,</text:span><text:span text:style-name="style11">k </text:span><text:span text:style-name="style10">),</text:span><text:span text:style-name="style11">DtoA</text:span><text:span text:style-name="style10">( *(</text:span><text:span text:style-name="style5">Real</text:span><text:span text:style-name="style10">*)</text:span><text:span text:style-name="style11">dat</text:span><text:span text:style-name="style10">,</text:span><text:span text:style-name="style11">lh</text:span><text:span text:style-name="style10">,</text:span><text:span text:style-name="style6">"°" </text:span><text:span text:style-name="style10">) );</text:span></text:h>
      <text:h text:style-name="Default"><text:s text:c="1"/>55<text:s text:c="2"/><text:s text:c="6"/><text:span text:style-name="style10">} </text:span><text:span text:style-name="style5">else<text:s text:c="37"/></text:span><text:span text:style-name="style2">// and another formats</text:span></text:h>
      <text:h text:style-name="Default"><text:s text:c="1"/>56<text:s text:c="2"/><text:s text:c="6"/><text:span text:style-name="style10">{ </text:span><text:span text:style-name="style11">lh</text:span><text:span text:style-name="style10">=</text:span><text:span text:style-name="style11">lh</text:span><text:span text:style-name="style10">==</text:span><text:span text:style-name="style7">'l'</text:span><text:span text:style-name="style10">;</text:span></text:h>
      <text:h text:style-name="Default"><text:s text:c="1"/>57<text:s text:c="2"/><text:s text:c="8"/><text:span text:style-name="style11">Ls</text:span><text:span text:style-name="style10">-&gt;</text:span><text:span text:style-name="style11">S</text:span><text:span text:style-name="style10">=</text:span><text:span text:style-name="style11">lh </text:span><text:span text:style-name="style10">? </text:span><text:span text:style-name="style11">ch</text:span><text:span text:style-name="style10">|</text:span><text:span text:style-name="style4">0x80</text:span><text:span text:style-name="style10">:</text:span><text:span text:style-name="style11">ch</text:span><text:span text:style-name="style10">;<text:s text:c="19"/></text:span><text:span text:style-name="style2">// (long)|(double)</text:span></text:h>
      <text:h text:style-name="Default"><text:s text:c="1"/>58<text:s text:c="2"/><text:s text:c="8"/><text:span text:style-name="style5">if</text:span><text:span text:style-name="style10">( </text:span><text:span text:style-name="style11">ch</text:span><text:span text:style-name="style10">&gt;</text:span><text:span text:style-name="style7">'d' </text:span><text:span text:style-name="style10">&amp;&amp; </text:span><text:span text:style-name="style11">ch</text:span><text:span text:style-name="style10">&lt;</text:span><text:span text:style-name="style7">'h' </text:span><text:span text:style-name="style10">)</text:span></text:h>
      <text:h text:style-name="Default"><text:s text:c="1"/>59<text:s text:c="2"/><text:s text:c="8"/><text:span text:style-name="style10">{ </text:span><text:span text:style-name="style5">if</text:span><text:span text:style-name="style10">( </text:span><text:span text:style-name="style11">lh </text:span><text:span text:style-name="style10">)<text:s text:c="10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double</text:span><text:span text:style-name="style10">*)</text:span><text:span text:style-name="style11">dat </text:span><text:span text:style-name="style10">);</text:span></text:h>
      <text:h text:style-name="Default"><text:s text:c="1"/>60<text:s text:c="2"/><text:s text:c="11"/><text:span text:style-name="style5">else<text:s text:c="13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float</text:span><text:span text:style-name="style10">*)</text:span><text:span text:style-name="style11">dat </text:span><text:span text:style-name="style10">);</text:span></text:h>
      <text:h text:style-name="Default"><text:s text:c="1"/>61<text:s text:c="2"/><text:s text:c="8"/><text:span text:style-name="style10">} </text:span><text:span text:style-name="style5">else if</text:span><text:span text:style-name="style10">( </text:span><text:span text:style-name="style11">ch</text:span><text:span text:style-name="style10">!=</text:span><text:span text:style-name="style7">'s' </text:span><text:span text:style-name="style10">)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*(</text:span><text:span text:style-name="style5">long</text:span><text:span text:style-name="style10">*)</text:span><text:span text:style-name="style11">dat </text:span><text:span text:style-name="style10">);</text:span></text:h>
      <text:h text:style-name="Default"><text:s text:c="1"/>62<text:s text:c="2"/><text:s text:c="9"/><text:span text:style-name="style5">else<text:s text:c="15"/></text:span><text:span text:style-name="style11">sprintf</text:span><text:span text:style-name="style10">( </text:span><text:span text:style-name="style11">St</text:span><text:span text:style-name="style10">,</text:span><text:span text:style-name="style11">S</text:span><text:span text:style-name="style10">,</text:span><text:span text:style-name="style11">dat </text:span><text:span text:style-name="style10">);</text:span></text:h>
      <text:h text:style-name="Default"><text:s text:c="1"/>63<text:s text:c="2"/><text:s text:c="4"/><text:span text:style-name="style10">} }</text:span></text:h>
      <text:h text:style-name="Default"><text:s text:c="1"/>64<text:s text:c="2"/><text:s text:c="2"/><text:span text:style-name="style10">} </text:span><text:span text:style-name="style5">else if</text:span><text:span text:style-name="style10">( </text:span><text:span text:style-name="style11">l </text:span><text:span text:style-name="style10">){ </text:span><text:span text:style-name="style5">if</text:span><text:span text:style-name="style10">( </text:span><text:span text:style-name="style11">l</text:span><text:span text:style-name="style10">&lt;</text:span><text:span text:style-name="style11">k </text:span><text:span text:style-name="style10">)</text:span><text:span text:style-name="style11">l</text:span><text:span text:style-name="style10">=</text:span><text:span text:style-name="style11">k</text:span><text:span text:style-name="style10">; </text:span><text:span text:style-name="style11">k</text:span><text:span text:style-name="style10">=</text:span><text:span text:style-name="style4">0</text:span><text:span text:style-name="style10">; }</text:span></text:h>
      <text:h text:style-name="Default"><text:s text:c="1"/>65<text:s text:c="2"/><text:s text:c="4"/><text:span text:style-name="style11">Ls</text:span><text:span text:style-name="style10">-&gt;</text:span><text:span text:style-name="style11">lf</text:span><text:span text:style-name="style10">=</text:span><text:span text:style-name="style11">l</text:span><text:span text:style-name="style10">;</text:span></text:h>
      <text:h text:style-name="Default"><text:s text:c="1"/>66<text:s text:c="2"/><text:s text:c="4"/><text:span text:style-name="style11">Uset</text:span><text:span text:style-name="style10">( </text:span><text:span text:style-name="style11">St</text:span><text:span text:style-name="style10">,</text:span><text:span text:style-name="style11">l</text:span><text:span text:style-name="style10">+=</text:span><text:span text:style-name="style11">k </text:span><text:span text:style-name="style10">)[</text:span><text:span text:style-name="style4">0</text:span><text:span text:style-name="style10">]=</text:span><text:span text:style-name="style4">0</text:span><text:span text:style-name="style10">;</text:span></text:h>
      <text:h text:style-name="Default"><text:s text:c="1"/>67<text:s text:c="2"/><text:s text:c="2"/><text:span text:style-name="style5">for</text:span><text:span text:style-name="style10">( </text:span><text:span text:style-name="style11">lc</text:span><text:span text:style-name="style10">=</text:span><text:span text:style-name="style11">Ulen</text:span><text:span text:style-name="style10">( </text:span><text:span text:style-name="style11">St </text:span><text:span text:style-name="style10">); </text:span><text:span text:style-name="style11">lc</text:span><text:span text:style-name="style10">&lt;</text:span><text:span text:style-name="style11">l</text:span><text:span text:style-name="style10">; </text:span><text:span text:style-name="style11">lc</text:span><text:span text:style-name="style10">++ )</text:span><text:span text:style-name="style11">Uset</text:span><text:span text:style-name="style10">( </text:span><text:span text:style-name="style11">St</text:span><text:span text:style-name="style10">,</text:span><text:span text:style-name="style11">lc</text:span><text:span text:style-name="style10">,</text:span><text:span text:style-name="style6">" " </text:span><text:span text:style-name="style10">); </text:span><text:span text:style-name="style5">return </text:span><text:span text:style-name="style11">k</text:span><text:span text:style-name="style10">;</text:span></text:h>
      <text:h text:style-name="Default"><text:s text:c="1"/>68<text:s text:c="2"/><text:span text:style-name="style10">}</text:span></text:h>
      <text:h text:style-name="Default"><text:s text:c="1"/>69<text:s text:c="2"/><text:span text:style-name="style2">//<text:s text:c="3"/>Информационные процедуры для активного окна</text:span></text:h>
      <text:h text:style-name="Default"><text:s text:c="1"/>70<text:s text:c="2"/><text:span text:style-name="style2">//</text:span></text:h>
      <text:h text:style-name="Default"><text:s text:c="1"/>71<text:s text:c="2"/><text:span text:style-name="style5">static void </text:span><text:span text:style-name="style11">Get</text:span><text:span text:style-name="style10">( </text:span><text:span text:style-name="style11">mlist </text:span><text:span text:style-name="style10">*</text:span><text:span text:style-name="style11">M</text:span><text:span text:style-name="style10">, </text:span><text:span text:style-name="style5">int</text:span><text:span text:style-name="style10">&amp; </text:span><text:span text:style-name="style11">ked </text:span><text:span text:style-name="style10">)<text:s text:c="6"/></text:span><text:span text:style-name="style2">// -- команда на считывание</text:span></text:h>
      <text:h text:style-name="Default"><text:s text:c="1"/>72<text:s text:c="2"/><text:span text:style-name="style10">{ </text:span><text:span text:style-name="style5">if</text:span><text:span text:style-name="style10">( </text:span><text:span text:style-name="style11">ked</text:span><text:span text:style-name="style10">==-</text:span><text:span text:style-name="style4">1 </text:span><text:span text:style-name="style10">)</text:span><text:span text:style-name="style5">return</text:span><text:span text:style-name="style10">; </text:span><text:span text:style-name="style11">mlist </text:span><text:span text:style-name="style10">&amp;</text:span><text:span text:style-name="style11">L</text:span><text:span text:style-name="style10">=</text:span><text:span text:style-name="style11">M</text:span><text:span text:style-name="style10">[</text:span><text:span text:style-name="style11">ked</text:span><text:span text:style-name="style10">];<text:s text:c="4"/></text:span><text:span text:style-name="style2">//<text:s text:c="4"/>малого текстового поля</text:span></text:h>
      <text:h text:style-name="Default"><text:s text:c="1"/>73<text:s text:c="2"/><text:s text:c="2"/><text:span text:style-name="style5">if</text:span><text:span text:style-name="style10">( </text:span><text:span text:style-name="style11">L</text:span><text:span text:style-name="style10">.</text:span><text:span text:style-name="style11">dat </text:span><text:span text:style-name="style10">)<text:s text:c="30"/></text:span><text:span text:style-name="style2">// == считывание измененных буквочек</text:span></text:h>
      <text:h text:style-name="Default"><text:s text:c="1"/>74<text:s text:c="2"/><text:s text:c="2"/><text:span text:style-name="style10">{ </text:span><text:span text:style-name="style5">if</text:span><text:span text:style-name="style10">( </text:span><text:span text:style-name="style11">L</text:span><text:span text:style-name="style10">.</text:span><text:span text:style-name="style11">S</text:span><text:span text:style-name="style10">==</text:span><text:span text:style-name="style7">':' </text:span><text:span text:style-name="style10">)</text:span><text:span text:style-name="style11">AtoD</text:span><text:span text:style-name="style10">( </text:span><text:span text:style-name="style11">StK</text:span><text:span text:style-name="style10">,*(</text:span><text:span text:style-name="style5">double</text:span><text:span text:style-name="style10">*)</text:span><text:span text:style-name="style11">L</text:span><text:span text:style-name="style10">.</text:span><text:span text:style-name="style11">dat </text:span><text:span text:style-name="style10">); </text:span><text:span text:style-name="style5">else</text:span></text:h>
      <text:h text:style-name="Default"><text:s text:c="1"/>75<text:s text:c="2"/><text:s text:c="4"/><text:span text:style-name="style10">{ </text:span><text:span text:style-name="style5">static char </text:span><text:span text:style-name="style11">f</text:span><text:span text:style-name="style10">[</text:span><text:span text:style-name="style4">4</text:span><text:span text:style-name="style10">]=</text:span><text:span text:style-name="style6">"%<text:s text:c="2"/>"</text:span><text:span text:style-name="style10">; </text:span><text:span text:style-name="style5">int </text:span><text:span text:style-name="style11">k</text:span><text:span text:style-name="style10">=</text:span><text:span text:style-name="style4">1</text:span><text:span text:style-name="style10">;<text:s text:c="26"/></text:span><text:span text:style-name="style2">// С учетом %lx</text:span></text:h>
      <text:h text:style-name="Default"><text:s text:c="1"/>76<text:s text:c="2"/><text:s text:c="6"/><text:span text:style-name="style5">if</text:span><text:span text:style-name="style10">( </text:span><text:span text:style-name="style11">L</text:span><text:span text:style-name="style10">.</text:span><text:span text:style-name="style11">S</text:span><text:span text:style-name="style10">&amp;</text:span><text:span text:style-name="style4">0x80 </text:span><text:span text:style-name="style10">){ ++</text:span><text:span text:style-name="style11">k</text:span><text:span text:style-name="style10">; </text:span><text:span text:style-name="style11">f</text:span><text:span text:style-name="style10">[</text:span><text:span text:style-name="style4">1</text:span><text:span text:style-name="style10">]=</text:span><text:span text:style-name="style7">'l'</text:span><text:span text:style-name="style10">; }</text:span><text:span text:style-name="style5">else </text:span><text:span text:style-name="style11">f</text:span><text:span text:style-name="style10">[</text:span><text:span text:style-name="style4">2</text:span><text:span text:style-name="style10">]=</text:span><text:span text:style-name="style4">0</text:span><text:span text:style-name="style10">;</text:span></text:h>
      <text:h text:style-name="Default"><text:s text:c="1"/>77<text:s text:c="2"/><text:s text:c="10"/><text:span text:style-name="style11">f</text:span><text:span text:style-name="style10">[</text:span><text:span text:style-name="style11">k</text:span><text:span text:style-name="style10">]=</text:span><text:span text:style-name="style11">L</text:span><text:span text:style-name="style10">.</text:span><text:span text:style-name="style11">S</text:span><text:span text:style-name="style10">&amp;~</text:span><text:span text:style-name="style4">0x80</text:span><text:span text:style-name="style10">;</text:span></text:h>
      <text:h text:style-name="Default"><text:s text:c="1"/>78<text:s text:c="2"/><text:s text:c="6"/><text:span text:style-name="style5">if</text:span><text:span text:style-name="style10">( </text:span><text:span text:style-name="style11">f</text:span><text:span text:style-name="style10">[</text:span><text:span text:style-name="style11">k</text:span><text:span text:style-name="style10">]==</text:span><text:span text:style-name="style7">'s' </text:span><text:span text:style-name="style10">)</text:span><text:span text:style-name="style11">strcpy</text:span><text:span text:style-name="style10">( (</text:span><text:span text:style-name="style5">char</text:span><text:span text:style-name="style10">*)</text:span><text:span text:style-name="style11">L</text:span><text:span text:style-name="style10">.</text:span><text:span text:style-name="style11">dat</text:span><text:span text:style-name="style10">,</text:span><text:span text:style-name="style11">StK </text:span><text:span text:style-name="style10">);</text:span></text:h>
      <text:h text:style-name="Default"><text:s text:c="1"/>79<text:s text:c="2"/><text:s text:c="14"/><text:span text:style-name="style5">else<text:s text:c="3"/></text:span><text:span text:style-name="style11">sscanf</text:span><text:span text:style-name="style10">( </text:span><text:span text:style-name="style11">StK</text:span><text:span text:style-name="style10">,</text:span><text:span text:style-name="style11">f</text:span><text:span text:style-name="style10">,</text:span><text:span text:style-name="style11">L</text:span><text:span text:style-name="style10">.</text:span><text:span text:style-name="style11">dat </text:span><text:span text:style-name="style10">);</text:span></text:h>
      <text:h text:style-name="Default"><text:s text:c="1"/>80<text:s text:c="2"/><text:s text:c="2"/><text:span text:style-name="style10">} } </text:span><text:span text:style-name="style11">ked</text:span><text:span text:style-name="style10">=-</text:span><text:span text:style-name="style4">1</text:span><text:span text:style-name="style10">;</text:span></text:h>
      <text:h text:style-name="Default"><text:s text:c="1"/>81<text:s text:c="2"/><text:span text:style-name="style10">}</text:span></text:h>
      <text:h text:style-name="Default"><text:s text:c="1"/>82<text:s text:c="2"/><text:span text:style-name="style2">//<text:s text:c="4"/>Собственно представление меню и организация редактуры исходных данных</text:span></text:h>
      <text:h text:style-name="Default"><text:s text:c="1"/>83<text:s text:c="2"/><text:span text:style-name="style2">//</text:span></text:h>
      <text:h text:style-name="Default"><text:s text:c="1"/>84<text:s text:c="2"/><text:span text:style-name="style5">int </text:span><text:span text:style-name="style11">TextMenu</text:span><text:span text:style-name="style10">::</text:span><text:span text:style-name="style11">Answer</text:span><text:span text:style-name="style10">( </text:span><text:span text:style-name="style5">int </text:span><text:span text:style-name="style11">ans </text:span><text:span text:style-name="style10">)</text:span></text:h>
      <text:h text:style-name="Default"><text:s text:c="1"/>85<text:s text:c="2"/><text:span text:style-name="style10">{ </text:span><text:span text:style-name="style5">int </text:span><text:span text:style-name="style11">i</text:span><text:span text:style-name="style10">,</text:span><text:span text:style-name="style11">k</text:span><text:span text:style-name="style10">,</text:span><text:span text:style-name="style11">l</text:span><text:span text:style-name="style10">;</text:span></text:h>
      <text:h text:style-name="Default"><text:s text:c="1"/>86<text:s text:c="2"/><text:s text:c="2"/><text:span text:style-name="style11">mlist </text:span><text:span text:style-name="style10">*</text:span><text:span text:style-name="style11">Ls</text:span><text:span text:style-name="style10">=(</text:span><text:span text:style-name="style11">mlist</text:span><text:span text:style-name="style10">*)</text:span><text:span text:style-name="style11">M</text:span><text:span text:style-name="style10">;<text:s text:c="12"/></text:span><text:span text:style-name="style2">// собственно список запросов / форматов</text:span></text:h>
      <text:h text:style-name="Default"><text:s text:c="1"/>87<text:s text:c="2"/><text:s text:c="2"/><text:span text:style-name="style11">Window </text:span><text:span text:style-name="style10">*</text:span><text:span text:style-name="style11">A</text:span><text:span text:style-name="style10">=</text:span><text:span text:style-name="style11">Ready</text:span><text:span text:style-name="style10">();<text:s text:c="14"/></text:span><text:span text:style-name="style2">// ссылка для обращений к активному окну</text:span></text:h>
      <text:h text:style-name="Default"><text:s text:c="1"/>88<text:s text:c="2"/><text:s text:c="5"/><text:span text:style-name="style11">ked</text:span><text:span text:style-name="style10">=-</text:span><text:span text:style-name="style4">1</text:span><text:span text:style-name="style10">;<text:s text:c="22"/></text:span><text:span text:style-name="style2">// номер редактируемого поля(-1 без редакции)</text:span></text:h>
      <text:h text:style-name="Default"><text:s text:c="1"/>89<text:s text:c="2"/><text:s text:c="5"/><text:span text:style-name="style11">kurs</text:span><text:span text:style-name="style10">=</text:span><text:span text:style-name="style4">0</text:span><text:span text:style-name="style10">;<text:s text:c="22"/></text:span><text:span text:style-name="style2">// kurs - положение курсора внутри строки</text:span></text:h>
      <text:h text:style-name="Default"><text:s text:c="1"/>90<text:s text:c="2"/><text:s text:c="3"/><text:span text:style-name="style5">if</text:span><text:span text:style-name="style10">( </text:span><text:span text:style-name="style11">A </text:span><text:span text:style-name="style10">)</text:span><text:span text:style-name="style5">while</text:span><text:span text:style-name="style10">( </text:span><text:span text:style-name="style11">A</text:span><text:span text:style-name="style10">-&gt;</text:span><text:span text:style-name="style11">GetKey</text:span><text:span text:style-name="style10">() );<text:s text:c="3"/></text:span><text:span text:style-name="style2">// очистка буфера клавиатуры к вызову WaitKey</text:span></text:h>
      <text:h text:style-name="Default"><text:s text:c="1"/>91<text:s text:c="2"/><text:s text:c="3"/><text:span text:style-name="style5">else</text:span><text:span text:style-name="style10">{ </text:span><text:span text:style-name="style11">ans</text:span><text:span text:style-name="style10">=</text:span><text:span text:style-name="style4">0</text:span><text:span text:style-name="style10">; </text:span><text:span text:style-name="style5">goto </text:span><text:span text:style-name="style11">Fin</text:span><text:span text:style-name="style10">; }</text:span></text:h>
      <text:h text:style-name="Default"><text:s text:c="1"/>92<text:s text:c="2"/><text:s text:c="3"/><text:span text:style-name="style2">//</text:span></text:h>
      <text:h text:style-name="Default"><text:s text:c="1"/>93<text:s text:c="2"/><text:s text:c="3"/><text:span text:style-name="style2">//<text:s text:c="2"/>все расчеты графических позиций и поддержка текстовых запросов</text:span></text:h>
      <text:h text:style-name="Default"><text:s text:c="1"/>94<text:s text:c="2"/><text:s text:c="3"/><text:span text:style-name="style2">//</text:span></text:h>
      <text:h text:style-name="Default"><text:s text:c="1"/>95<text:s text:c="2"/><text:s text:c="3"/><text:span text:style-name="style5">if</text:span><text:span text:style-name="style10">( !</text:span><text:span text:style-name="style11">Up </text:span><text:span text:style-name="style10">)<text:s text:c="25"/></text:span><text:span text:style-name="style2">// это дополнение к конструктору</text:span></text:h>
      <text:h text:style-name="Default"><text:s text:c="1"/>96<text:s text:c="2"/><text:s text:c="3"/><text:span text:style-name="style10">{ </text:span><text:span text:style-name="style5">bool </text:span><text:span text:style-name="style11">key</text:span><text:span text:style-name="style10">=( </text:span><text:span text:style-name="style11">Ls</text:span><text:span text:style-name="style10">-&gt;</text:span><text:span text:style-name="style11">X</text:span><text:span text:style-name="style10">==</text:span><text:span text:style-name="style4">0 </text:span><text:span text:style-name="style10">); </text:span><text:span text:style-name="style11">St</text:span><text:span text:style-name="style10">=</text:span><text:span text:style-name="style11">Str</text:span><text:span text:style-name="style10">;<text:s text:c="2"/></text:span><text:span text:style-name="style2">// Переразметка исходного</text:span></text:h>
      <text:h text:style-name="Default"><text:s text:c="1"/>97<text:s text:c="2"/><text:s text:c="5"/><text:span text:style-name="style5">for</text:span><text:span text:style-name="style10">( </text:span><text:span text:style-name="style11">k</text:span><text:span text:style-name="style10">=</text:span><text:span text:style-name="style11">l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Ls</text:span><text:span text:style-name="style10">++,</text:span><text:span text:style-name="style11">k</text:span><text:span text:style-name="style10">++ )<text:s text:c="3"/></text:span><text:span text:style-name="style2">//<text:s text:c="8"/>списка запросов</text:span></text:h>
      <text:h text:style-name="Default"><text:s text:c="1"/>98<text:s text:c="2"/><text:s text:c="5"/><text:span text:style-name="style10">{ </text:span><text:span text:style-name="style5">if</text:span><text:span text:style-name="style10">( </text:span><text:span text:style-name="style11">key </text:span><text:span text:style-name="style10">)</text:span><text:span text:style-name="style11">Ls</text:span><text:span text:style-name="style10">-&gt;</text:span><text:span text:style-name="style11">Y</text:span><text:span text:style-name="style10">+=</text:span><text:span text:style-name="style11">Ly</text:span><text:span text:style-name="style10">;<text:s text:c="11"/></text:span><text:span text:style-name="style2">// новый номер строки</text:span></text:h>
      <text:h text:style-name="Default"><text:s text:c="1"/>99<text:s text:c="2"/><text:s text:c="7"/><text:span text:style-name="style5">if</text:span><text:span text:style-name="style10">( </text:span><text:span text:style-name="style11">Ls</text:span><text:span text:style-name="style10">-&gt;</text:span><text:span text:style-name="style11">Y</text:span><text:span text:style-name="style10">!=</text:span><text:span text:style-name="style11">Ly </text:span><text:span text:style-name="style10">)</text:span><text:span text:style-name="style11">l</text:span><text:span text:style-name="style10">=</text:span><text:span text:style-name="style4">0</text:span><text:span text:style-name="style10">,</text:span><text:span text:style-name="style11">Ly</text:span><text:span text:style-name="style10">=</text:span><text:span text:style-name="style11">Ls</text:span><text:span text:style-name="style10">-&gt;</text:span><text:span text:style-name="style11">Y</text:span><text:span text:style-name="style10">;<text:s text:c="2"/></text:span><text:span text:style-name="style2">// поиск новой строки</text:span></text:h>
      <text:h text:style-name="Default">100<text:s text:c="2"/><text:s text:c="7"/><text:span text:style-name="style5">if</text:span><text:span text:style-name="style10">( </text:span><text:span text:style-name="style11">key </text:span><text:span text:style-name="style10">)</text:span><text:span text:style-name="style11">Ls</text:span><text:span text:style-name="style10">-&gt;</text:span><text:span text:style-name="style11">X</text:span><text:span text:style-name="style10">=</text:span><text:span text:style-name="style11">l</text:span><text:span text:style-name="style10">+</text:span><text:span text:style-name="style4">1</text:span><text:span text:style-name="style10">;<text:s text:c="11"/></text:span><text:span text:style-name="style2">// позиция начала сообщения</text:span></text:h>
      <text:h text:style-name="Default">101<text:s text:c="2"/><text:s text:c="11"/><text:span text:style-name="style11">l </text:span><text:span text:style-name="style10">+= </text:span><text:span text:style-name="style11">Mestr</text:span><text:span text:style-name="style10">( </text:span><text:span text:style-name="style11">Ls </text:span><text:span text:style-name="style10">);<text:s text:c="9"/></text:span><text:span text:style-name="style2">// новая длина строки</text:span></text:h>
      <text:h text:style-name="Default">102<text:s text:c="2"/><text:s text:c="11"/><text:span text:style-name="style11">l </text:span><text:span text:style-name="style10">+= </text:span><text:span text:style-name="style11">Ls</text:span><text:span text:style-name="style10">-&gt;</text:span><text:span text:style-name="style11">lf</text:span><text:span text:style-name="style10">;<text:s text:c="14"/></text:span><text:span text:style-name="style2">// + длина входного поля +1</text:span></text:h>
      <text:h text:style-name="Default">103<text:s text:c="2"/><text:s text:c="7"/><text:span text:style-name="style5">if</text:span><text:span text:style-name="style10">( </text:span><text:span text:style-name="style11">Lx</text:span><text:span text:style-name="style10">&lt;</text:span><text:span text:style-name="style11">l </text:span><text:span text:style-name="style10">)</text:span><text:span text:style-name="style11">Lx</text:span><text:span text:style-name="style10">=</text:span><text:span text:style-name="style11">l</text:span><text:span text:style-name="style10">;<text:s text:c="15"/></text:span><text:span text:style-name="style2">// выбор ширины окна<text:s text:c="5"/>-1</text:span></text:h>
      <text:h text:style-name="Default">104<text:s text:c="2"/><text:s text:c="5"/><text:span text:style-name="style10">} </text:span><text:span text:style-name="style11">Up</text:span><text:span text:style-name="style10">=</text:span><text:span text:style-name="style5">true</text:span><text:span text:style-name="style10">;<text:s text:c="22"/></text:span><text:span text:style-name="style2">// отметка готовности разметки меню</text:span></text:h>
      <text:h text:style-name="Default">105<text:s text:c="2"/><text:s text:c="3"/><text:span text:style-name="style10">}<text:s text:c="33"/></text:span><text:span text:style-name="style2">//</text:span></text:h>
      <text:h text:style-name="Default">106<text:s text:c="2"/><text:s text:c="3"/><text:span text:style-name="style5">if</text:span><text:span text:style-name="style10">( </text:span><text:span text:style-name="style11">ans</text:span><text:span text:style-name="style10">&gt;=</text:span><text:span text:style-name="style4">0 </text:span><text:span text:style-name="style10">&amp;&amp; </text:span><text:span text:style-name="style11">ans</text:span><text:span text:style-name="style10">&lt;</text:span><text:span text:style-name="style11">Num </text:span><text:span text:style-name="style10">)</text:span><text:span text:style-name="style11">K</text:span><text:span text:style-name="style10">=</text:span><text:span text:style-name="style11">ans</text:span><text:span text:style-name="style10">;<text:s text:c="5"/></text:span><text:span text:style-name="style2">// надо чтобы M[K].lf &gt;0</text:span></text:h>
      <text:h text:style-name="Default">107<text:s text:c="2"/><text:s text:c="3"/><text:span text:style-name="style11">Ls</text:span><text:span text:style-name="style10">=(</text:span><text:span text:style-name="style11">mlist</text:span><text:span text:style-name="style10">*)</text:span><text:span text:style-name="style11">M</text:span><text:span text:style-name="style10">;<text:s text:c="21"/></text:span><text:span text:style-name="style2">// это уже рабочая установка для Ls</text:span></text:h>
      <text:h text:style-name="Default">108<text:s text:c="2"/><text:s text:c="3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um</text:span><text:span text:style-name="style10">; </text:span><text:span text:style-name="style11">i</text:span><text:span text:style-name="style10">++ )<text:s text:c="12"/></text:span><text:span text:style-name="style2">// поиск запроса по списку вниз с повтором</text:span></text:h>
      <text:h text:style-name="Default">109<text:s text:c="2"/><text:s text:c="4"/><text:span text:style-name="style5">if</text:span><text:span text:style-name="style10">( </text:span><text:span text:style-name="style11">Ls</text:span><text:span text:style-name="style10">[( </text:span><text:span text:style-name="style11">K</text:span><text:span text:style-name="style10">+</text:span><text:span text:style-name="style11">i 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 </text:span><text:span text:style-name="style11">K</text:span><text:span text:style-name="style10">+</text:span><text:span text:style-name="style11">i </text:span><text:span text:style-name="style10">)%</text:span><text:span text:style-name="style11">Num</text:span><text:span text:style-name="style10">; </text:span><text:span text:style-name="style5">break</text:span><text:span text:style-name="style10">; }</text:span></text:h>
      <text:h text:style-name="Default">110<text:s text:c="2"/><text:s text:c="3"/><text:span text:style-name="style5">if</text:span><text:span text:style-name="style10">( </text:span><text:span text:style-name="style11">i</text:span><text:span text:style-name="style10">==</text:span><text:span text:style-name="style11">Num </text:span><text:span text:style-name="style10">)</text:span><text:span text:style-name="style5">return </text:span><text:span text:style-name="style10">-</text:span><text:span text:style-name="style4">1</text:span><text:span text:style-name="style10">;<text:s text:c="12"/></text:span><text:span text:style-name="style2">// то уж явная ошибка - меню без запросов</text:span></text:h>
      <text:h text:style-name="Default">111<text:s text:c="2"/><text:s text:c="3"/><text:span text:style-name="style2">//</text:span></text:h>
      <text:h text:style-name="Default">112<text:s text:c="2"/><text:s text:c="3"/><text:span text:style-name="style2">//<text:s text:c="3"/>основной цикл организации запросов к конкретным строкам меню</text:span></text:h>
      <text:h text:style-name="Default">113<text:s text:c="2"/><text:s text:c="3"/><text:span text:style-name="style2">//</text:span></text:h>
      <text:h text:style-name="Default">114<text:s text:c="2"/><text:s text:c="3"/><text:span text:style-name="style5">for</text:span><text:span text:style-name="style10">( </text:span><text:span text:style-name="style11">ans</text:span><text:span text:style-name="style10">=</text:span><text:span text:style-name="style4">0</text:span><text:span text:style-name="style10">;; )</text:span></text:h>
      <text:h text:style-name="Default">115<text:s text:c="2"/><text:s text:c="3"/><text:span text:style-name="style10">{ </text:span><text:span text:style-name="style5">if</text:span><text:span text:style-name="style10">( 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)</text:span><text:span text:style-name="style11">l</text:span><text:span text:style-name="style10">=</text:span><text:span text:style-name="style11">Ls</text:span><text:span text:style-name="style10">[</text:span><text:span text:style-name="style11">K</text:span><text:span text:style-name="style10">].</text:span><text:span text:style-name="style11">lf</text:span><text:span text:style-name="style10">-</text:span><text:span text:style-name="style4">1</text:span><text:span text:style-name="style10">; </text:span><text:span text:style-name="style5">else </text:span><text:span text:style-name="style11">l</text:span><text:span text:style-name="style10">=</text:span><text:span text:style-name="style4">1</text:span><text:span text:style-name="style10">;</text:span></text:h>
      <text:h text:style-name="Default">116<text:s text:c="2"/><text:s text:c="5"/><text:span text:style-name="style11">kurs</text:span><text:span text:style-name="style10">=</text:span><text:span text:style-name="style16">max</text:span><text:span text:style-name="style10">( </text:span><text:span text:style-name="style4">0</text:span><text:span text:style-name="style10">,</text:span><text:span text:style-name="style16">min</text:span><text:span text:style-name="style10">( </text:span><text:span text:style-name="style11">l</text:span><text:span text:style-name="style10">,</text:span><text:span text:style-name="style11">kurs </text:span><text:span text:style-name="style10">) );<text:s text:c="13"/></text:span><text:span text:style-name="style2">// контроль позиции внутри строки</text:span></text:h>
      <text:h text:style-name="Default">117<text:s text:c="2"/><text:span text:style-name="style11">Rep</text:span><text:span text:style-name="style10">: </text:span><text:span text:style-name="style11">ins</text:span><text:span text:style-name="style10">=</text:span><text:span text:style-name="style11">GetKeyState</text:span><text:span text:style-name="style10">( </text:span><text:span text:style-name="style11">VK_INSERT </text:span><text:span text:style-name="style10">);<text:s text:c="12"/></text:span><text:span text:style-name="style2">// признак 1-вставки / 0-замены</text:span></text:h>
      <text:h text:style-name="Default">118<text:s text:c="2"/><text:s text:c="5"/><text:span text:style-name="style5">switch</text:span><text:span text:style-name="style10">( </text:span><text:span text:style-name="style11">ans </text:span><text:span text:style-name="style10">)</text:span></text:h>
      <text:h text:style-name="Default">119<text:s text:c="2"/><text:s text:c="5"/><text:span text:style-name="style10">{</text:span><text:span text:style-name="style2">//case _Ins : ins^=true; break;</text:span></text:h>
      <text:h text:style-name="Default">120<text:s text:c="2"/><text:s text:c="7"/><text:span text:style-name="style5">case </text:span><text:span text:style-name="style11">_West </text:span><text:span text:style-name="style10">: </text:span><text:span text:style-name="style5">if</text:span><text:span text:style-name="style10">( </text:span><text:span text:style-name="style11">kurs</text:span><text:span text:style-name="style10">&gt;</text:span><text:span text:style-name="style4">0 </text:span><text:span text:style-name="style10">){ --</text:span><text:span text:style-name="style11">kurs</text:span><text:span text:style-name="style10">; </text:span><text:span text:style-name="style5">break</text:span><text:span text:style-name="style10">; }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5">break</text:span><text:span text:style-name="style10">;</text:span></text:h>
      <text:h text:style-name="Default">121<text:s text:c="2"/><text:s text:c="7"/><text:span text:style-name="style5">case </text:span><text:span text:style-name="style11">_North</text:span><text:span text:style-name="style10">: </text:span><text:span text:style-name="style5">for</text:span><text:span text:style-name="style10">( </text:span><text:span text:style-name="style11">i</text:span><text:span text:style-name="style10">=</text:span><text:span text:style-name="style11">Num</text:span><text:span text:style-name="style10">-</text:span><text:span text:style-name="style4">1</text:span><text:span text:style-name="style10">; </text:span><text:span text:style-name="style11">i</text:span><text:span text:style-name="style10">&gt;=</text:span><text:span text:style-name="style4">1</text:span><text:span text:style-name="style10">; </text:span><text:span text:style-name="style11">i</text:span><text:span text:style-name="style10">-- )</text:span></text:h>
      <text:h text:style-name="Default">122<text:s text:c="2"/><text:s text:c="20"/><text:span text:style-name="style5">if</text:span><text:span text:style-name="style10">( </text:span><text:span text:style-name="style11">Ls</text:span><text:span text:style-name="style10">[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; </text:span><text:span text:style-name="style5">break</text:span><text:span text:style-name="style10">; } </text:span><text:span text:style-name="style5">break</text:span><text:span text:style-name="style10">;</text:span></text:h>
      <text:h text:style-name="Default">123<text:s text:c="2"/><text:s text:c="7"/><text:span text:style-name="style5">case </text:span><text:span text:style-name="style11">_East </text:span><text:span text:style-name="style10">: </text:span><text:span text:style-name="style5">if</text:span><text:span text:style-name="style10">( </text:span><text:span text:style-name="style11">kurs</text:span><text:span text:style-name="style10">&lt;</text:span><text:span text:style-name="style11">l </text:span><text:span text:style-name="style10">){ ++</text:span><text:span text:style-name="style11">kurs</text:span><text:span text:style-name="style10">; </text:span><text:span text:style-name="style5">break</text:span><text:span text:style-name="style10">; }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5">break</text:span><text:span text:style-name="style10">;</text:span></text:h>
      <text:h text:style-name="Default">124<text:s text:c="2"/><text:s text:c="7"/><text:span text:style-name="style5">case </text:span><text:span text:style-name="style11">_Tab<text:s text:c="2"/></text:span><text:span text:style-name="style10">: </text:span><text:span text:style-name="style5">if</text:span><text:span text:style-name="style10">( </text:span><text:span text:style-name="style11">A</text:span><text:span text:style-name="style10">-&gt;</text:span><text:span text:style-name="style11">ScanStatus</text:span><text:span text:style-name="style10">()&amp;</text:span><text:span text:style-name="style11">SHIFT </text:span><text:span text:style-name="style10">){ </text:span><text:span text:style-name="style11">ans</text:span><text:span text:style-name="style10">=</text:span><text:span text:style-name="style11">_North</text:span><text:span text:style-name="style10">; </text:span><text:span text:style-name="style5">goto </text:span><text:span text:style-name="style11">Rep</text:span><text:span text:style-name="style10">; }</text:span></text:h>
      <text:h text:style-name="Default">125<text:s text:c="2"/><text:s text:c="7"/><text:span text:style-name="style5">case </text:span><text:span text:style-name="style11">_South</text:span><text:span text:style-name="style10">: </text:span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um</text:span><text:span text:style-name="style10">; </text:span><text:span text:style-name="style11">i</text:span><text:span text:style-name="style10">++ )</text:span></text:h>
      <text:h text:style-name="Default">126<text:s text:c="2"/><text:s text:c="20"/><text:span text:style-name="style5">if</text:span><text:span text:style-name="style10">( </text:span><text:span text:style-name="style11">Ls</text:span><text:span text:style-name="style10">[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].</text:span><text:span text:style-name="style11">lf</text:span><text:span text:style-name="style10">!=</text:span><text:span text:style-name="style4">0 </text:span><text:span text:style-name="style10">){ </text:span><text:span text:style-name="style11">K</text:span><text:span text:style-name="style10">=(</text:span><text:span text:style-name="style11">K</text:span><text:span text:style-name="style10">+</text:span><text:span text:style-name="style11">i</text:span><text:span text:style-name="style10">)%</text:span><text:span text:style-name="style11">Num</text:span><text:span text:style-name="style10">; </text:span><text:span text:style-name="style5">break</text:span><text:span text:style-name="style10">; } </text:span><text:span text:style-name="style5">break</text:span><text:span text:style-name="style10">;</text:span></text:h>
      <text:h text:style-name="Default">127<text:s text:c="2"/><text:s text:c="7"/><text:span text:style-name="style5">case </text:span><text:span text:style-name="style11">_Enter</text:span><text:span text:style-name="style10">: </text:span><text:span text:style-name="style5">if</text:span><text:span text:style-name="style10">( </text:span><text:span text:style-name="style11">ked</text:span><text:span text:style-name="style10">==</text:span><text:span text:style-name="style11">K </text:span><text:span text:style-name="style10">)</text:span><text:span text:style-name="style11">Get</text:span><text:span text:style-name="style10">( </text:span><text:span text:style-name="style11">Ls</text:span><text:span text:style-name="style10">,</text:span><text:span text:style-name="style11">ked </text:span><text:span text:style-name="style10">);<text:s text:c="2"/></text:span><text:span text:style-name="style2">// принудительное считывание и</text:span></text:h>
      <text:h text:style-name="Default">128<text:s text:c="2"/><text:s text:c="20"/><text:span text:style-name="style5">goto </text:span><text:span text:style-name="style11">Fin</text:span><text:span text:style-name="style10">;<text:s text:c="19"/></text:span><text:span text:style-name="style2">// выход из затянутой процедуры</text:span></text:h>
      <text:h text:style-name="Default">129<text:s text:c="2"/><text:s text:c="7"/><text:span text:style-name="style5">case </text:span><text:span text:style-name="style11">_Esc<text:s text:c="2"/></text:span><text:span text:style-name="style10">: </text:span><text:span text:style-name="style5">if</text:span><text:span text:style-name="style10">( </text:span><text:span text:style-name="style11">ked</text:span><text:span text:style-name="style10">!=-</text:span><text:span text:style-name="style4">1 </text:span><text:span text:style-name="style10">){ </text:span><text:span text:style-name="style11">ked</text:span><text:span text:style-name="style10">=-</text:span><text:span text:style-name="style4">1</text:span><text:span text:style-name="style10">; </text:span><text:span text:style-name="style5">break</text:span><text:span text:style-name="style10">; }<text:s text:c="2"/></text:span><text:span text:style-name="style2">// и сброс редактирования</text:span></text:h>
      <text:h text:style-name="Default">130<text:s text:c="2"/><text:s text:c="20"/><text:span text:style-name="style11">K</text:span><text:span text:style-name="style10">=</text:span><text:span text:style-name="style11">_Esc</text:span><text:span text:style-name="style10">; </text:span><text:span text:style-name="style5">goto </text:span><text:span text:style-name="style11">Fin</text:span><text:span text:style-name="style10">;<text:s text:c="16"/></text:span><text:span text:style-name="style2">// разрушение меню и выход</text:span></text:h>
      <text:h text:style-name="Default">131<text:s text:c="2"/><text:s text:c="7"/><text:span text:style-name="style5">case </text:span><text:span text:style-name="style11">_BkSp </text:span><text:span text:style-name="style10">: </text:span><text:span text:style-name="style5">if</text:span><text:span text:style-name="style10">( </text:span><text:span text:style-name="style11">kurs</text:span><text:span text:style-name="style10">&gt;</text:span><text:span text:style-name="style4">0 </text:span><text:span text:style-name="style10">)--</text:span><text:span text:style-name="style11">kurs</text:span><text:span text:style-name="style10">;</text:span></text:h>
      <text:h text:style-name="Default">132<text:s text:c="2"/><text:s text:c="7"/><text:span text:style-name="style5">case </text:span><text:span text:style-name="style11">_Del<text:s text:c="2"/></text:span><text:span text:style-name="style10">: </text:span><text:span text:style-name="style11">Uset</text:span><text:span text:style-name="style10">( </text:span><text:span text:style-name="style11">StK</text:span><text:span text:style-name="style10">,</text:span><text:span text:style-name="style11">kurs</text:span><text:span text:style-name="style10">,</text:span><text:span text:style-name="style6">""</text:span><text:span text:style-name="style10">,</text:span><text:span text:style-name="style5">false </text:span><text:span text:style-name="style10">);</text:span></text:h>
      <text:h text:style-name="Default">133<text:s text:c="2"/><text:s text:c="20"/><text:span text:style-name="style11">Uset</text:span><text:span text:style-name="style10">( </text:span><text:span text:style-name="style11">StK</text:span><text:span text:style-name="style10">,-</text:span><text:span text:style-name="style4">1</text:span><text:span text:style-name="style10">,</text:span><text:span text:style-name="style6">" "</text:span><text:span text:style-name="style10">,</text:span><text:span text:style-name="style5">true </text:span><text:span text:style-name="style10">); </text:span><text:span text:style-name="style11">ked</text:span><text:span text:style-name="style10">=</text:span><text:span text:style-name="style11">K</text:span><text:span text:style-name="style10">; </text:span><text:span text:style-name="style5">break</text:span><text:span text:style-name="style10">;</text:span></text:h>
      <text:h text:style-name="Default">134<text:s text:c="2"/><text:s text:c="7"/><text:span text:style-name="style5">case </text:span><text:span text:style-name="style11">_Blank</text:span><text:span text:style-name="style10">: </text:span><text:span text:style-name="style5">if</text:span><text:span text:style-name="style10">( !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){ </text:span><text:span text:style-name="style11">ked</text:span><text:span text:style-name="style10">=-</text:span><text:span text:style-name="style4">1</text:span><text:span text:style-name="style10">; </text:span><text:span text:style-name="style5">goto </text:span><text:span text:style-name="style11">Fin</text:span><text:span text:style-name="style10">; }</text:span></text:h>
      <text:h text:style-name="Default">135<text:s text:c="2"/><text:s text:c="6"/><text:span text:style-name="style5">default</text:span><text:span text:style-name="style10">: </text:span><text:span text:style-name="style5">if</text:span><text:span text:style-name="style10">( </text:span><text:span text:style-name="style11">Ls</text:span><text:span text:style-name="style10">[</text:span><text:span text:style-name="style11">K</text:span><text:span text:style-name="style10">].</text:span><text:span text:style-name="style11">dat </text:span><text:span text:style-name="style10">&amp;&amp; </text:span><text:span text:style-name="style11">ans</text:span><text:span text:style-name="style10">&gt;=</text:span><text:span text:style-name="style7">' ' </text:span><text:span text:style-name="style10">)</text:span></text:h>
      <text:h text:style-name="Default">136<text:s text:c="2"/><text:s text:c="13"/><text:span text:style-name="style10">{ </text:span><text:span text:style-name="style11">Uset</text:span><text:span text:style-name="style10">( </text:span><text:span text:style-name="style11">StK</text:span><text:span text:style-name="style10">,</text:span><text:span text:style-name="style11">kurs</text:span><text:span text:style-name="style10">,</text:span><text:span text:style-name="style11">WtU</text:span><text:span text:style-name="style10">( </text:span><text:span text:style-name="style11">ans </text:span><text:span text:style-name="style10">),</text:span><text:span text:style-name="style11">ins </text:span><text:span text:style-name="style10">); </text:span><text:span text:style-name="style11">ked</text:span><text:span text:style-name="style10">=</text:span><text:span text:style-name="style11">K</text:span><text:span text:style-name="style10">; </text:span><text:span text:style-name="style5">if</text:span><text:span text:style-name="style10">( </text:span><text:span text:style-name="style11">kurs</text:span><text:span text:style-name="style10">&lt;</text:span><text:span text:style-name="style11">l </text:span><text:span text:style-name="style10">)++</text:span><text:span text:style-name="style11">kurs</text:span><text:span text:style-name="style10">; }</text:span></text:h>
      <text:h text:style-name="Default">137<text:s text:c="2"/><text:s text:c="5"/><text:span text:style-name="style10">}</text:span></text:h>
      <text:h text:style-name="Default">138<text:s text:c="2"/><text:s text:c="5"/><text:span text:style-name="style5">if</text:span><text:span text:style-name="style10">( </text:span><text:span text:style-name="style11">ked</text:span><text:span text:style-name="style10">!=-</text:span><text:span text:style-name="style4">1 </text:span><text:span text:style-name="style10">&amp;&amp; </text:span><text:span text:style-name="style11">ked</text:span><text:span text:style-name="style10">!=</text:span><text:span text:style-name="style11">K </text:span><text:span text:style-name="style10">){ </text:span><text:span text:style-name="style11">K</text:span><text:span text:style-name="style10">=</text:span><text:span text:style-name="style11">ked</text:span><text:span text:style-name="style10">; </text:span><text:span text:style-name="style11">Get</text:span><text:span text:style-name="style10">( </text:span><text:span text:style-name="style11">Ls</text:span><text:span text:style-name="style10">,</text:span><text:span text:style-name="style11">ked </text:span><text:span text:style-name="style10">); }<text:s text:c="5"/></text:span><text:span text:style-name="style2">// будет новое число?</text:span></text:h>
      <text:h text:style-name="Default">139<text:s text:c="2"/><text:s text:c="5"/><text:span text:style-name="style11">Draw</text:span><text:span text:style-name="style10">();</text:span></text:h>
      <text:h text:style-name="Default">140<text:s text:c="2"/><text:s text:c="5"/><text:span text:style-name="style5">if</text:span><text:span text:style-name="style10">( !(</text:span><text:span text:style-name="style11">ans</text:span><text:span text:style-name="style10">=</text:span><text:span text:style-name="style11">A</text:span><text:span text:style-name="style10">-&gt;</text:span><text:span text:style-name="style11">WaitKey</text:span><text:span text:style-name="style10">() ) )</text:span><text:span text:style-name="style5">break</text:span><text:span text:style-name="style10">; </text:span><text:span text:style-name="style2">// случай закрытия окна</text:span></text:h>
      <text:h text:style-name="Default">141<text:s text:c="2"/><text:s text:c="3"/><text:span text:style-name="style10">}<text:s text:c="34"/></text:span><text:span text:style-name="style2">// по выходу из процедуры ???</text:span></text:h>
      <text:h text:style-name="Default">142<text:s text:c="2"/><text:span text:style-name="style11">Fin</text:span><text:span text:style-name="style10">: </text:span><text:span text:style-name="style5">if</text:span><text:span text:style-name="style10">( </text:span><text:span text:style-name="style11">ans </text:span><text:span text:style-name="style10">)</text:span><text:span text:style-name="style11">Draw</text:span><text:span text:style-name="style10">(); </text:span><text:span text:style-name="style5">return </text:span><text:span text:style-name="style11">ans</text:span><text:span text:style-name="style10">?</text:span><text:span text:style-name="style11">K</text:span><text:span text:style-name="style10">:</text:span><text:span text:style-name="style4">0</text:span><text:span text:style-name="style10">; </text:span><text:span text:style-name="style2">// площадка с текстом остается на экране</text:span></text:h>
      <text:h text:style-name="Default">143<text:s text:c="2"/><text:span text:style-name="style10">}<text:s text:c="35"/></text:span><text:span text:style-name="style2">// все расчёты с представлением результатов</text:span></text:h>
      <text:h text:style-name="Default">144<text:s text:c="2"/><text:span text:style-name="style5">bool </text:span><text:span text:style-name="style11">TextMenu</text:span><text:span text:style-name="style10">::</text:span><text:span text:style-name="style11">Draw</text:span><text:span text:style-name="style10">()<text:s text:c="12"/></text:span><text:span text:style-name="style2">// картинка со списком строк запросов/форматов</text:span></text:h>
      <text:h text:style-name="Default">145<text:s text:c="2"/><text:span text:style-name="style10">{ </text:span><text:span text:style-name="style11">Activate</text:span><text:span text:style-name="style10">(); { </text:span><text:span text:style-name="style11">TextContext Ts</text:span><text:span text:style-name="style10">;<text:s text:c="2"/></text:span><text:span text:style-name="style2">// здесь предусматривается изменение масштабов</text:span></text:h>
      <text:h text:style-name="Default">146<text:s text:c="2"/><text:s text:c="4"/><text:span text:style-name="style11">Area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Lx</text:span><text:span text:style-name="style10">+</text:span><text:span text:style-name="style4">2</text:span><text:span text:style-name="style10">,</text:span><text:span text:style-name="style11">Ly</text:span><text:span text:style-name="style10">+</text:span><text:span text:style-name="style4">2 </text:span><text:span text:style-name="style10">).</text:span><text:span text:style-name="style11">Activate</text:span><text:span text:style-name="style10">( </text:span><text:span text:style-name="style5">true </text:span><text:span text:style-name="style10">);<text:s text:c="15"/></text:span><text:span text:style-name="style2">// активация разметки</text:span></text:h>
      <text:h text:style-name="Default">147<text:s text:c="2"/><text:s text:c="4"/><text:span text:style-name="style11">glScalef</text:span><text:span text:style-name="style10">( </text:span><text:span text:style-name="style11">Fnt</text:span><text:span text:style-name="style10">-&gt;</text:span><text:span text:style-name="style11">W</text:span><text:span text:style-name="style10">,-</text:span><text:span text:style-name="style11">Fnt</text:span><text:span text:style-name="style10">-&gt;</text:span><text:span text:style-name="style11">H</text:span><text:span text:style-name="style10">,</text:span><text:span text:style-name="style4">1.0 </text:span><text:span text:style-name="style10">),</text:span><text:span text:style-name="style11">glTranslatef</text:span><text:span text:style-name="style10">(</text:span><text:span text:style-name="style4">0</text:span><text:span text:style-name="style10">,-</text:span><text:span text:style-name="style11">Ly</text:span><text:span text:style-name="style10">-</text:span><text:span text:style-name="style4">2</text:span><text:span text:style-name="style10">,</text:span><text:span text:style-name="style4">0</text:span><text:span text:style-name="style10">); </text:span><text:span text:style-name="style2">// листа для текста</text:span></text:h>
      <text:h text:style-name="Default">148<text:s text:c="2"/><text:s text:c="4"/><text:span text:style-name="style11">glColor4f</text:span><text:span text:style-name="style10">( </text:span><text:span text:style-name="style4">.6</text:span><text:span text:style-name="style10">,</text:span><text:span text:style-name="style4">.8</text:span><text:span text:style-name="style10">,</text:span><text:span text:style-name="style4">1</text:span><text:span text:style-name="style10">,</text:span><text:span text:style-name="style4">.6 </text:span><text:span text:style-name="style10">); </text:span><text:span text:style-name="style11">glRect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Lx</text:span><text:span text:style-name="style10">+</text:span><text:span text:style-name="style4">2</text:span><text:span text:style-name="style10">,</text:span><text:span text:style-name="style11">Ly</text:span><text:span text:style-name="style10">+</text:span><text:span text:style-name="style4">2 </text:span><text:span text:style-name="style10">);</text:span></text:h>
      <text:h text:style-name="Default">149<text:s text:c="2"/><text:s text:c="4"/><text:span text:style-name="style11">glColor4f</text:span><text:span text:style-name="style10">( </text:span><text:span text:style-name="style4">1</text:span><text:span text:style-name="style10">,</text:span><text:span text:style-name="style4">1</text:span><text:span text:style-name="style10">,</text:span><text:span text:style-name="style4">.8</text:span><text:span text:style-name="style10">,</text:span><text:span text:style-name="style4">.94 </text:span><text:span text:style-name="style10">); </text:span><text:span text:style-name="style11">glRectf</text:span><text:span text:style-name="style10">( </text:span><text:span text:style-name="style4">0.3</text:span><text:span text:style-name="style10">,</text:span><text:span text:style-name="style4">0.3</text:span><text:span text:style-name="style10">,(</text:span><text:span text:style-name="style11">Lx</text:span><text:span text:style-name="style10">+</text:span><text:span text:style-name="style4">2</text:span><text:span text:style-name="style10">)-</text:span><text:span text:style-name="style4">0.3</text:span><text:span text:style-name="style10">,(</text:span><text:span text:style-name="style11">Ly</text:span><text:span text:style-name="style10">+</text:span><text:span text:style-name="style4">2</text:span><text:span text:style-name="style10">)-</text:span><text:span text:style-name="style4">0.5 </text:span><text:span text:style-name="style10">);</text:span></text:h>
      <text:h text:style-name="Default">150<text:s text:c="2"/><text:s text:c="4"/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k</text:span><text:span text:style-name="style10">++ )</text:span></text:h>
      <text:h text:style-name="Default">151<text:s text:c="2"/><text:s text:c="4"/><text:span text:style-name="style10">{ </text:span><text:span text:style-name="style11">mlist </text:span><text:span text:style-name="style10">&amp;</text:span><text:span text:style-name="style11">L</text:span><text:span text:style-name="style10">=((</text:span><text:span text:style-name="style11">mlist</text:span><text:span text:style-name="style10">*)</text:span><text:span text:style-name="style11">M</text:span><text:span text:style-name="style10">)[</text:span><text:span text:style-name="style11">k</text:span><text:span text:style-name="style10">]; </text:span><text:span text:style-name="style5">int </text:span><text:span text:style-name="style11">i</text:span><text:span text:style-name="style10">=</text:span><text:span text:style-name="style11">Mestr</text:span><text:span text:style-name="style10">( &amp;</text:span><text:span text:style-name="style11">L </text:span><text:span text:style-name="style10">),</text:span><text:span text:style-name="style11">l</text:span><text:span text:style-name="style10">=</text:span><text:span text:style-name="style11">i</text:span><text:span text:style-name="style10">+</text:span><text:span text:style-name="style11">L</text:span><text:span text:style-name="style10">.</text:span><text:span text:style-name="style11">X</text:span><text:span text:style-name="style10">;</text:span></text:h>
      <text:h text:style-name="Default">152<text:s text:c="2"/><text:s text:c="6"/><text:span text:style-name="style11">glColor3f</text:span><text:span text:style-name="style10">( </text:span><text:span text:style-name="style4">0</text:span><text:span text:style-name="style10">,</text:span><text:span text:style-name="style4">0.25</text:span><text:span text:style-name="style10">,</text:span><text:span text:style-name="style4">0.5 </text:span><text:span text:style-name="style10">); </text:span><text:span text:style-name="style11">Print</text:span><text:span text:style-name="style10">( </text:span><text:span text:style-name="style11">L</text:span><text:span text:style-name="style10">.</text:span><text:span text:style-name="style11">X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</text:span><text:span text:style-name="style10">,</text:span><text:span text:style-name="style11">St </text:span><text:span text:style-name="style10">);</text:span></text:h>
      <text:h text:style-name="Default">153<text:s text:c="2"/><text:s text:c="6"/><text:span text:style-name="style5">if</text:span><text:span text:style-name="style10">( </text:span><text:span text:style-name="style11">L</text:span><text:span text:style-name="style10">.</text:span><text:span text:style-name="style11">lf </text:span><text:span text:style-name="style10">)</text:span></text:h>
      <text:h text:style-name="Default">154<text:s text:c="2"/><text:s text:c="6"/><text:span text:style-name="style10">{ </text:span><text:span text:style-name="style11">glColor3f</text:span><text:span text:style-name="style10">( </text:span><text:span text:style-name="style11">k</text:span><text:span text:style-name="style10">==</text:span><text:span text:style-name="style11">ked</text:span><text:span text:style-name="style10">?</text:span><text:span text:style-name="style4">0.7</text:span><text:span text:style-name="style10">:</text:span><text:span text:style-name="style4">1</text:span><text:span text:style-name="style10">,</text:span><text:span text:style-name="style4">1</text:span><text:span text:style-name="style10">,</text:span><text:span text:style-name="style11">k</text:span><text:span text:style-name="style10">==</text:span><text:span text:style-name="style11">K</text:span><text:span text:style-name="style10">?</text:span><text:span text:style-name="style4">0</text:span><text:span text:style-name="style10">:</text:span><text:span text:style-name="style4">1 </text:span><text:span text:style-name="style10">); </text:span><text:span text:style-name="style11">glRectf</text:span><text:span text:style-name="style10">( </text:span><text:span text:style-name="style11">l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.2</text:span><text:span text:style-name="style10">,</text:span><text:span text:style-name="style11">l</text:span><text:span text:style-name="style10">+</text:span><text:span text:style-name="style11">L</text:span><text:span text:style-name="style10">.</text:span><text:span text:style-name="style11">lf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 </text:span><text:span text:style-name="style10">);</text:span></text:h>
      <text:h text:style-name="Default">155<text:s text:c="2"/><text:s text:c="8"/><text:span text:style-name="style11">glColor3f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.75 </text:span><text:span text:style-name="style10">); </text:span><text:span text:style-name="style11">Print</text:span><text:span text:style-name="style10">( </text:span><text:span text:style-name="style11">l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</text:span><text:span text:style-name="style10">,</text:span><text:span text:style-name="style11">k</text:span><text:span text:style-name="style10">==</text:span><text:span text:style-name="style11">ked</text:span><text:span text:style-name="style10">?</text:span><text:span text:style-name="style11">StK</text:span><text:span text:style-name="style10">:</text:span><text:span text:style-name="style11">Uset</text:span><text:span text:style-name="style10">( </text:span><text:span text:style-name="style11">St</text:span><text:span text:style-name="style10">,</text:span><text:span text:style-name="style11">i </text:span><text:span text:style-name="style10">) );</text:span></text:h>
      <text:h text:style-name="Default">156<text:s text:c="2"/><text:s text:c="8"/><text:span text:style-name="style5">if</text:span><text:span text:style-name="style10">( </text:span><text:span text:style-name="style11">k</text:span><text:span text:style-name="style10">==</text:span><text:span text:style-name="style11">K </text:span><text:span text:style-name="style10">)</text:span><text:span text:style-name="style5">if</text:span><text:span text:style-name="style10">( </text:span><text:span text:style-name="style11">L</text:span><text:span text:style-name="style10">.</text:span><text:span text:style-name="style11">dat </text:span><text:span text:style-name="style10">)</text:span></text:h>
      <text:h text:style-name="Default">157<text:s text:c="2"/><text:s text:c="8"/><text:span text:style-name="style10">{ </text:span><text:span text:style-name="style11">glColor3f</text:span><text:span text:style-name="style10">( 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 </text:span><text:span text:style-name="style11">kurs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kurs</text:span><text:span text:style-name="style10">,</text:span><text:span text:style-name="style11">L</text:span><text:span text:style-name="style10">.</text:span><text:span text:style-name="style11">lf</text:span><text:span text:style-name="style10">-</text:span><text:span text:style-name="style4">1 </text:span><text:span text:style-name="style10">);</text:span></text:h>
      <text:h text:style-name="Default">158<text:s text:c="2"/><text:s text:c="10"/><text:span text:style-name="style11">glBegin</text:span><text:span text:style-name="style10">( </text:span><text:span text:style-name="style11">GL_LINE_STRIP </text:span><text:span text:style-name="style10">);</text:span></text:h>
      <text:h text:style-name="Default">159<text:s text:c="2"/><text:s text:c="19"/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-</text:span><text:span text:style-name="style4">0.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.1</text:span><text:span text:style-name="style10">);<text:s text:c="6"/></text:span><text:span text:style-name="style2">// текстовый курсор</text:span></text:h>
      <text:h text:style-name="Default">160<text:s text:c="2"/><text:s text:c="10"/><text:span text:style-name="style5">if</text:span><text:span text:style-name="style10">( </text:span><text:span text:style-name="style11">ins </text:span><text:span text:style-name="style10">)</text:span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-</text:span><text:span text:style-name="style4">0.1</text:span><text:span text:style-name="style10">,</text:span><text:span text:style-name="style11">L</text:span><text:span text:style-name="style10">.</text:span><text:span text:style-name="style11">Y </text:span><text:span text:style-name="style10">);<text:s text:c="8"/></text:span><text:span text:style-name="style2">// изменяемого символа</text:span></text:h>
      <text:h text:style-name="Default">161<text:s text:c="2"/><text:s text:c="14"/><text:span text:style-name="style5">else </text:span><text:span text:style-name="style11">glVertex2f</text:span><text:span text:style-name="style10">( </text:span><text:span text:style-name="style11">l</text:span><text:span text:style-name="style10">+</text:span><text:span text:style-name="style11">kurs</text:span><text:span text:style-name="style10">+</text:span><text:span text:style-name="style4">1</text:span><text:span text:style-name="style10">,</text:span><text:span text:style-name="style11">L</text:span><text:span text:style-name="style10">.</text:span><text:span text:style-name="style11">Y</text:span><text:span text:style-name="style10">+</text:span><text:span text:style-name="style4">1.1 </text:span><text:span text:style-name="style10">); </text:span><text:span text:style-name="style11">glEnd</text:span><text:span text:style-name="style10">();</text:span></text:h>
      <text:h text:style-name="Default">162<text:s text:c="2"/><text:s text:c="10"/><text:span text:style-name="style5">if</text:span><text:span text:style-name="style10">( </text:span><text:span text:style-name="style11">ked</text:span><text:span text:style-name="style10">==-</text:span><text:span text:style-name="style4">1 </text:span><text:span text:style-name="style10">)</text:span><text:span text:style-name="style11">strcpy</text:span><text:span text:style-name="style10">( </text:span><text:span text:style-name="style11">StK</text:span><text:span text:style-name="style10">,</text:span><text:span text:style-name="style11">Uset</text:span><text:span text:style-name="style10">( </text:span><text:span text:style-name="style11">St</text:span><text:span text:style-name="style10">,</text:span><text:span text:style-name="style11">i </text:span><text:span text:style-name="style10">) );<text:s text:c="5"/></text:span><text:span text:style-name="style2">// изменяемая подстрочка</text:span></text:h>
      <text:h text:style-name="Default">163<text:s text:c="2"/><text:s text:c="2"/><text:span text:style-name="style10">} } } } </text:span><text:span text:style-name="style11">Show</text:span><text:span text:style-name="style10">(); </text:span><text:span text:style-name="style5">return false</text:span><text:span text:style-name="style10">;</text:span></text:h>
      <text:h text:style-name="Default">164<text:s text:c="2"/><text:span text:style-name="style10">}</text:span></text:h>
      <text:h text:style-name="Default">165<text:s text:c="2"/><text:span text:style-name="style5">static int </text:span><text:span text:style-name="style11">State</text:span><text:span text:style-name="style10">=</text:span><text:span text:style-name="style4">0</text:span><text:span text:style-name="style10">; </text:span><text:span text:style-name="style2">// связка для двух Mouse - повторение нажатой клавиши мышки</text:span></text:h>
      <text:h text:style-name="Default">166<text:s text:c="2"/></text:h>
      <text:h text:style-name="Default">167<text:s text:c="2"/><text:span text:style-name="style5">bool </text:span><text:span text:style-name="style11">TextMenu</text:span><text:span text:style-name="style10">::</text:span><text:span text:style-name="style11">Mouse</text:span><text:span text:style-name="style10">( </text:span><text:span text:style-name="style5">int </text:span><text:span text:style-name="style11">x</text:span><text:span text:style-name="style10">, </text:span><text:span text:style-name="style5">int </text:span><text:span text:style-name="style11">y </text:span><text:span text:style-name="style10">)</text:span></text:h>
      <text:h text:style-name="Default">168<text:s text:c="2"/><text:span text:style-name="style10">{ </text:span><text:span text:style-name="style5">if</text:span><text:span text:style-name="style10">( !</text:span><text:span text:style-name="style11">Up </text:span><text:span text:style-name="style10">)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x</text:span><text:span text:style-name="style10">,</text:span><text:span text:style-name="style11">y </text:span><text:span text:style-name="style10">); </text:span><text:span text:style-name="style11">x</text:span><text:span text:style-name="style10">/=</text:span><text:span text:style-name="style11">Fnt</text:span><text:span text:style-name="style10">-&gt;</text:span><text:span text:style-name="style11">W</text:span><text:span text:style-name="style10">,</text:span><text:span text:style-name="style11">y</text:span><text:span text:style-name="style10">=(</text:span><text:span text:style-name="style11">y</text:span><text:span text:style-name="style10">-</text:span><text:span text:style-name="style4">8</text:span><text:span text:style-name="style10">)/</text:span><text:span text:style-name="style11">Fnt</text:span><text:span text:style-name="style10">-&gt;</text:span><text:span text:style-name="style11">H</text:span><text:span text:style-name="style10">+</text:span><text:span text:style-name="style4">1</text:span><text:span text:style-name="style10">;</text:span></text:h>
      <text:h text:style-name="Default">169<text:s text:c="2"/><text:s text:c="2"/><text:span text:style-name="style5">for</text:span><text:span text:style-name="style10">( </text:span><text:span text:style-name="style5">int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um</text:span><text:span text:style-name="style10">; </text:span><text:span text:style-name="style11">k</text:span><text:span text:style-name="style10">++ )</text:span></text:h>
      <text:h text:style-name="Default">170<text:s text:c="2"/><text:s text:c="2"/><text:span text:style-name="style10">{ </text:span><text:span text:style-name="style11">mlist </text:span><text:span text:style-name="style10">&amp;</text:span><text:span text:style-name="style11">L</text:span><text:span text:style-name="style10">=((</text:span><text:span text:style-name="style11">mlist</text:span><text:span text:style-name="style10">*)</text:span><text:span text:style-name="style11">M</text:span><text:span text:style-name="style10">)[</text:span><text:span text:style-name="style11">k</text:span><text:span text:style-name="style10">]; </text:span><text:span text:style-name="style5">int </text:span><text:span text:style-name="style11">l</text:span><text:span text:style-name="style10">=</text:span><text:span text:style-name="style11">Mestr</text:span><text:span text:style-name="style10">( &amp;</text:span><text:span text:style-name="style11">L </text:span><text:span text:style-name="style10">)+</text:span><text:span text:style-name="style11">L</text:span><text:span text:style-name="style10">.</text:span><text:span text:style-name="style11">X</text:span><text:span text:style-name="style10">;<text:s text:c="2"/></text:span><text:span text:style-name="style2">// это длина строки</text:span></text:h>
      <text:h text:style-name="Default">171<text:s text:c="2"/><text:s text:c="4"/><text:span text:style-name="style5">if</text:span><text:span text:style-name="style10">( </text:span><text:span text:style-name="style11">x</text:span><text:span text:style-name="style10">&lt;</text:span><text:span text:style-name="style11">l</text:span><text:span text:style-name="style10">^</text:span><text:span text:style-name="style11">x</text:span><text:span text:style-name="style10">&lt;=</text:span><text:span text:style-name="style11">l</text:span><text:span text:style-name="style10">+</text:span><text:span text:style-name="style11">L</text:span><text:span text:style-name="style10">.</text:span><text:span text:style-name="style11">lf </text:span><text:span text:style-name="style10">&amp;&amp; </text:span><text:span text:style-name="style11">y</text:span><text:span text:style-name="style10">&lt;</text:span><text:span text:style-name="style11">L</text:span><text:span text:style-name="style10">.</text:span><text:span text:style-name="style11">Y</text:span><text:span text:style-name="style10">+</text:span><text:span text:style-name="style4">0.2</text:span><text:span text:style-name="style10">^</text:span><text:span text:style-name="style11">y</text:span><text:span text:style-name="style10">&lt;=</text:span><text:span text:style-name="style11">L</text:span><text:span text:style-name="style10">.</text:span><text:span text:style-name="style11">Y</text:span><text:span text:style-name="style10">+</text:span><text:span text:style-name="style4">1 </text:span><text:span text:style-name="style10">)</text:span></text:h>
      <text:h text:style-name="Default">172<text:s text:c="2"/><text:s text:c="6"/><text:span text:style-name="style10">{ </text:span><text:span text:style-name="style11">K</text:span><text:span text:style-name="style10">=</text:span><text:span text:style-name="style11">k</text:span><text:span text:style-name="style10">; </text:span><text:span text:style-name="style11">kurs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-</text:span><text:span text:style-name="style11">l</text:span><text:span text:style-name="style10">,</text:span><text:span text:style-name="style11">L</text:span><text:span text:style-name="style10">.</text:span><text:span text:style-name="style11">lf</text:span><text:span text:style-name="style10">-</text:span><text:span text:style-name="style4">1 </text:span><text:span text:style-name="style10">); </text:span><text:span text:style-name="style5">break</text:span><text:span text:style-name="style10">; }</text:span></text:h>
      <text:h text:style-name="Default">173<text:s text:c="2"/><text:s text:c="2"/><text:span text:style-name="style10">} </text:span><text:span text:style-name="style11">Draw</text:span><text:span text:style-name="style10">(); </text:span><text:span text:style-name="style11">State</text:span><text:span text:style-name="style10">=</text:span><text:span text:style-name="style4">0</text:span><text:span text:style-name="style10">; </text:span><text:span text:style-name="style5">return true</text:span><text:span text:style-name="style10">; </text:span><text:span text:style-name="style2">//Place::Mouse( x,y );</text:span></text:h>
      <text:h text:style-name="Default">174<text:s text:c="2"/><text:span text:style-name="style10">}</text:span></text:h>
      <text:h text:style-name="Default">175<text:s text:c="2"/><text:span text:style-name="style5">bool </text:span><text:span text:style-name="style11">TextMenu</text:span><text:span text:style-name="style10">::</text:span><text:span text:style-name="style11">Mouse</text:span><text:span text:style-name="style10">( </text:span><text:span text:style-name="style5">int </text:span><text:span text:style-name="style11">b</text:span><text:span text:style-name="style10">, </text:span><text:span text:style-name="style5">int </text:span><text:span text:style-name="style11">x</text:span><text:span text:style-name="style10">, </text:span><text:span text:style-name="style5">int </text:span><text:span text:style-name="style11">y </text:span><text:span text:style-name="style10">)</text:span></text:h>
      <text:h text:style-name="Default">176<text:s text:c="2"/><text:span text:style-name="style10">{ </text:span><text:span text:style-name="style5">if</text:span><text:span text:style-name="style10">( !</text:span><text:span text:style-name="style11">Up </text:span><text:span text:style-name="style10">)</text:span><text:span text:style-name="style5">return </text:span><text:span text:style-name="style11">Place</text:span><text:span text:style-name="style10">::</text:span><text:span text:style-name="style11">Mouse</text:span><text:span text:style-name="style10">( </text:span><text:span text:style-name="style11">b</text:span><text:span text:style-name="style10">,</text:span><text:span text:style-name="style11">x</text:span><text:span text:style-name="style10">,</text:span><text:span text:style-name="style11">y </text:span><text:span text:style-name="style10">);</text:span></text:h>
      <text:h text:style-name="Default">177<text:s text:c="2"/><text:s text:c="2"/><text:span text:style-name="style5">if</text:span><text:span text:style-name="style10">( </text:span><text:span text:style-name="style11">State</text:span><text:span text:style-name="style10">!=</text:span><text:span text:style-name="style11">b </text:span><text:span text:style-name="style10">){ </text:span><text:span text:style-name="style11">K</text:span><text:span text:style-name="style10">=-</text:span><text:span text:style-name="style4">2</text:span><text:span text:style-name="style10">; </text:span><text:span text:style-name="style11">Mouse</text:span><text:span text:style-name="style10">( </text:span><text:span text:style-name="style11">x</text:span><text:span text:style-name="style10">,</text:span><text:span text:style-name="style11">y </text:span><text:span text:style-name="style10">);</text:span></text:h>
      <text:h text:style-name="Default">178<text:s text:c="2"/><text:s text:c="4"/><text:span text:style-name="style5">if</text:span><text:span text:style-name="style10">( </text:span><text:span text:style-name="style11">K</text:span><text:span text:style-name="style10">&gt;=</text:span><text:span text:style-name="style4">0 </text:span><text:span text:style-name="style10">)<text:s text:c="4"/></text:span><text:span text:style-name="style2">// сброс и контроль переустановки выбора редактируемой записи</text:span></text:h>
      <text:h text:style-name="Default">179<text:s text:c="2"/><text:s text:c="4"/><text:span text:style-name="style10">{ </text:span><text:span text:style-name="style11">Window </text:span><text:span text:style-name="style10">*</text:span><text:span text:style-name="style11">W</text:span><text:span text:style-name="style10">=</text:span><text:span text:style-name="style11">Ready</text:span><text:span text:style-name="style10">();</text:span></text:h>
      <text:h text:style-name="Default">180<text:s text:c="2"/><text:s text:c="6"/><text:span text:style-name="style5">if</text:span><text:span text:style-name="style10">( </text:span><text:span text:style-name="style11">W </text:span><text:span text:style-name="style10">){ </text:span><text:span text:style-name="style5">if</text:span><text:span text:style-name="style10">( </text:span><text:span text:style-name="style11">b</text:span><text:span text:style-name="style10">&amp;</text:span><text:span text:style-name="style11">_MouseLeft </text:span><text:span text:style-name="style10">)</text:span><text:span text:style-name="style11">W</text:span><text:span text:style-name="style10">-&gt;</text:span><text:span text:style-name="style11">PutChar</text:span><text:span text:style-name="style10">( </text:span><text:span text:style-name="style11">_Enter </text:span><text:span text:style-name="style10">);</text:span></text:h>
      <text:h text:style-name="Default">181<text:s text:c="2"/><text:s text:c="15"/><text:span text:style-name="style5">if</text:span><text:span text:style-name="style10">( </text:span><text:span text:style-name="style11">b</text:span><text:span text:style-name="style10">&amp;</text:span><text:span text:style-name="style11">_MouseRight </text:span><text:span text:style-name="style10">)</text:span><text:span text:style-name="style11">W</text:span><text:span text:style-name="style10">-&gt;</text:span><text:span text:style-name="style11">PutChar</text:span><text:span text:style-name="style10">( </text:span><text:span text:style-name="style11">_Esc </text:span><text:span text:style-name="style10">); } </text:span><text:span text:style-name="style11">State</text:span><text:span text:style-name="style10">=</text:span><text:span text:style-name="style11">b</text:span><text:span text:style-name="style10">;</text:span></text:h>
      <text:h text:style-name="Default">182<text:s text:c="2"/><text:s text:c="2"/><text:span text:style-name="style10">} } </text:span><text:span text:style-name="style5">return true</text:span><text:span text:style-name="style10">;</text:span></text:h>
      <text:h text:style-name="Default">183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